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122.54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84.95pt"/>
    </style:style>
    <style:style style:name="co8" style:family="table-column">
      <style:table-column-properties fo:break-before="auto" style:column-width="81.61pt"/>
    </style:style>
    <style:style style:name="co9" style:family="table-column">
      <style:table-column-properties fo:break-before="auto" style:column-width="110.3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87.2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Fecha señal</text:p>
          </table:table-cell>
          <table:table-cell table:style-name="ce1" office:value-type="string" calcext:value-type="string">
            <text:p>Fecha ejecución</text:p>
          </table:table-cell>
          <table:table-cell table:style-name="ce1" office:value-type="string" calcext:value-type="string">
            <text:p>Accion</text:p>
          </table:table-cell>
          <table:table-cell table:style-name="ce1" office:value-type="string" calcext:value-type="string">
            <text:p>Precio ejecución</text:p>
          </table:table-cell>
          <table:table-cell table:style-name="ce1" office:value-type="string" calcext:value-type="string">
            <text:p>Capital antes</text:p>
          </table:table-cell>
          <table:table-cell table:style-name="ce1" office:value-type="string" calcext:value-type="string">
            <text:p>Acciones antes</text:p>
          </table:table-cell>
          <table:table-cell table:style-name="ce1" office:value-type="string" calcext:value-type="string">
            <text:p>Acciones ahora</text:p>
          </table:table-cell>
          <table:table-cell table:style-name="ce1" office:value-type="string" calcext:value-type="string">
            <text:p>Capital despué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07-19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Compra</text:p>
          </table:table-cell>
          <table:table-cell office:value-type="float" office:value="40.13508699875" calcext:value-type="float">
            <text:p>40.1350869988</text:p>
          </table:table-cell>
          <table:table-cell table:formula="of:=[.G15]" office:value-type="currency" office:currency="USD" office:value="100000" calcext:value-type="currency">
            <text:p>$100,000.00</text:p>
          </table:table-cell>
          <table:table-cell office:value-type="float" office:value="0" calcext:value-type="float">
            <text:p>0</text:p>
          </table:table-cell>
          <table:table-cell table:formula="of:=IF(ISERROR(FIND(&quot;Compra&quot;;[.C2];1));0;INT([.E2]/[.D2]))" office:value-type="float" office:value="2491" calcext:value-type="float">
            <text:p>2491</text:p>
          </table:table-cell>
          <table:table-cell table:formula="of:=IF(ISERROR(FIND(&quot;Compra&quot;;[.C2];1));[.E2]+[.D2]*[.F2];[.E2]-[.D2]*[.G2])" office:value-type="currency" office:currency="USD" office:value="23.4982861137541" calcext:value-type="currency">
            <text:p>$23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08-12</text:p>
          </table:table-cell>
          <table:table-cell office:value-type="string" calcext:value-type="string">
            <text:p>2013-08-13</text:p>
          </table:table-cell>
          <table:table-cell office:value-type="string" calcext:value-type="string">
            <text:p>Venta por banda superior</text:p>
          </table:table-cell>
          <table:table-cell office:value-type="float" office:value="42.0944990025" calcext:value-type="float">
            <text:p>42.0944990025</text:p>
          </table:table-cell>
          <table:table-cell table:formula="of:=[.H2]" office:value-type="currency" office:currency="USD" office:value="23.4982861137541" calcext:value-type="currency">
            <text:p>$23.50</text:p>
          </table:table-cell>
          <table:table-cell table:formula="of:=[.G2]" office:value-type="float" office:value="2491" calcext:value-type="float">
            <text:p>2491</text:p>
          </table:table-cell>
          <table:table-cell table:formula="of:=IF(ISERROR(FIND(&quot;Compra&quot;;[.C3];1));0;INT([.E3]/[.D3]))" office:value-type="float" office:value="0" calcext:value-type="float">
            <text:p>0</text:p>
          </table:table-cell>
          <table:table-cell table:formula="of:=IF(ISERROR(FIND(&quot;Compra&quot;;[.C3];1));[.E3]+[.D3]*[.F3];[.E3]-[.D3]*[.G3])" office:value-type="currency" office:currency="USD" office:value="104880.895301341" calcext:value-type="currency">
            <text:p>$104,880.90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2013-08-20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Compra</text:p>
          </table:table-cell>
          <table:table-cell office:value-type="float" office:value="41.66891300125" calcext:value-type="float">
            <text:p>41.6689130013</text:p>
          </table:table-cell>
          <table:table-cell table:formula="of:=[.H3]" office:value-type="currency" office:currency="USD" office:value="104880.895301341" calcext:value-type="currency">
            <text:p>$104,880.90</text:p>
          </table:table-cell>
          <table:table-cell table:formula="of:=[.G3]" office:value-type="float" office:value="0" calcext:value-type="float">
            <text:p>0</text:p>
          </table:table-cell>
          <table:table-cell table:formula="of:=IF(ISERROR(FIND(&quot;Compra&quot;;[.C4];1));0;INT([.E4]/[.D4]))" office:value-type="float" office:value="2517" calcext:value-type="float">
            <text:p>2517</text:p>
          </table:table-cell>
          <table:table-cell table:formula="of:=IF(ISERROR(FIND(&quot;Compra&quot;;[.C4];1));[.E4]+[.D4]*[.F4];[.E4]-[.D4]*[.G4])" office:value-type="currency" office:currency="USD" office:value="0.241277195003931" calcext:value-type="currency">
            <text:p>$0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09-02</text:p>
          </table:table-cell>
          <table:table-cell office:value-type="string" calcext:value-type="string">
            <text:p>2013-09-03</text:p>
          </table:table-cell>
          <table:table-cell office:value-type="string" calcext:value-type="string">
            <text:p>Venta por banda inferior</text:p>
          </table:table-cell>
          <table:table-cell office:value-type="float" office:value="39.685539495" calcext:value-type="float">
            <text:p>39.685539495</text:p>
          </table:table-cell>
          <table:table-cell table:formula="of:=[.H4]" office:value-type="currency" office:currency="USD" office:value="0.241277195003931" calcext:value-type="currency">
            <text:p>$0.24</text:p>
          </table:table-cell>
          <table:table-cell table:formula="of:=[.G4]" office:value-type="float" office:value="2517" calcext:value-type="float">
            <text:p>2517</text:p>
          </table:table-cell>
          <table:table-cell table:formula="of:=IF(ISERROR(FIND(&quot;Compra&quot;;[.C5];1));0;INT([.E5]/[.D5]))" office:value-type="float" office:value="0" calcext:value-type="float">
            <text:p>0</text:p>
          </table:table-cell>
          <table:table-cell table:formula="of:=IF(ISERROR(FIND(&quot;Compra&quot;;[.C5];1));[.E5]+[.D5]*[.F5];[.E5]-[.D5]*[.G5])" office:value-type="currency" office:currency="USD" office:value="99888.74418611" calcext:value-type="currency">
            <text:p>$99,888.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09-03</text:p>
          </table:table-cell>
          <table:table-cell office:value-type="string" calcext:value-type="string">
            <text:p>2013-09-04</text:p>
          </table:table-cell>
          <table:table-cell office:value-type="string" calcext:value-type="string">
            <text:p>Compra</text:p>
          </table:table-cell>
          <table:table-cell office:value-type="float" office:value="39.76917550125" calcext:value-type="float">
            <text:p>39.7691755013</text:p>
          </table:table-cell>
          <table:table-cell table:formula="of:=[.H5]" office:value-type="currency" office:currency="USD" office:value="99888.74418611" calcext:value-type="currency">
            <text:p>$99,888.74</text:p>
          </table:table-cell>
          <table:table-cell table:formula="of:=[.G5]" office:value-type="float" office:value="0" calcext:value-type="float">
            <text:p>0</text:p>
          </table:table-cell>
          <table:table-cell table:formula="of:=IF(ISERROR(FIND(&quot;Compra&quot;;[.C6];1));0;INT([.E6]/[.D6]))" office:value-type="float" office:value="2511" calcext:value-type="float">
            <text:p>2511</text:p>
          </table:table-cell>
          <table:table-cell table:formula="of:=IF(ISERROR(FIND(&quot;Compra&quot;;[.C6];1));[.E6]+[.D6]*[.F6];[.E6]-[.D6]*[.G6])" office:value-type="currency" office:currency="USD" office:value="28.344502471271" calcext:value-type="currency">
            <text:p>$28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09-17</text:p>
          </table:table-cell>
          <table:table-cell office:value-type="string" calcext:value-type="string">
            <text:p>2013-09-18</text:p>
          </table:table-cell>
          <table:table-cell office:value-type="string" calcext:value-type="string">
            <text:p>Venta por banda superior</text:p>
          </table:table-cell>
          <table:table-cell office:value-type="float" office:value="41.33639850375" calcext:value-type="float">
            <text:p>41.3363985038</text:p>
          </table:table-cell>
          <table:table-cell table:formula="of:=[.H6]" office:value-type="currency" office:currency="USD" office:value="28.344502471271" calcext:value-type="currency">
            <text:p>$28.34</text:p>
          </table:table-cell>
          <table:table-cell table:formula="of:=[.G6]" office:value-type="float" office:value="2511" calcext:value-type="float">
            <text:p>2511</text:p>
          </table:table-cell>
          <table:table-cell table:formula="of:=IF(ISERROR(FIND(&quot;Compra&quot;;[.C7];1));0;INT([.E7]/[.D7]))" office:value-type="float" office:value="0" calcext:value-type="float">
            <text:p>0</text:p>
          </table:table-cell>
          <table:table-cell table:formula="of:=IF(ISERROR(FIND(&quot;Compra&quot;;[.C7];1));[.E7]+[.D7]*[.F7];[.E7]-[.D7]*[.G7])" office:value-type="currency" office:currency="USD" office:value="103824.041145388" calcext:value-type="currency">
            <text:p>$103,824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3-10-08</text:p>
          </table:table-cell>
          <table:table-cell office:value-type="string" calcext:value-type="string">
            <text:p>2013-10-09</text:p>
          </table:table-cell>
          <table:table-cell office:value-type="string" calcext:value-type="string">
            <text:p>Compra</text:p>
          </table:table-cell>
          <table:table-cell office:value-type="float" office:value="39.90451300125" calcext:value-type="float">
            <text:p>39.9045130013</text:p>
          </table:table-cell>
          <table:table-cell table:formula="of:=[.H7]" office:value-type="currency" office:currency="USD" office:value="103824.041145388" calcext:value-type="currency">
            <text:p>$103,824.04</text:p>
          </table:table-cell>
          <table:table-cell table:formula="of:=[.G7]" office:value-type="float" office:value="0" calcext:value-type="float">
            <text:p>0</text:p>
          </table:table-cell>
          <table:table-cell table:formula="of:=IF(ISERROR(FIND(&quot;Compra&quot;;[.C8];1));0;INT([.E8]/[.D8]))" office:value-type="float" office:value="2601" calcext:value-type="float">
            <text:p>2601</text:p>
          </table:table-cell>
          <table:table-cell table:formula="of:=IF(ISERROR(FIND(&quot;Compra&quot;;[.C8];1));[.E8]+[.D8]*[.F8];[.E8]-[.D8]*[.G8])" office:value-type="currency" office:currency="USD" office:value="32.4028291362629" calcext:value-type="currency">
            <text:p>$32.4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013-11-04</text:p>
          </table:table-cell>
          <table:table-cell office:value-type="string" calcext:value-type="string">
            <text:p>Venta fin periodo</text:p>
          </table:table-cell>
          <table:table-cell office:value-type="float" office:value="41.0271740025" calcext:value-type="float">
            <text:p>41.0271740025</text:p>
          </table:table-cell>
          <table:table-cell table:formula="of:=[.H8]" office:value-type="currency" office:currency="USD" office:value="32.4028291362629" calcext:value-type="currency">
            <text:p>$32.40</text:p>
          </table:table-cell>
          <table:table-cell table:formula="of:=[.G8]" office:value-type="float" office:value="2601" calcext:value-type="float">
            <text:p>2601</text:p>
          </table:table-cell>
          <table:table-cell table:formula="of:=IF(ISERROR(FIND(&quot;Compra&quot;;[.C9];1));0;INT([.E9]/[.D9]))" office:value-type="float" office:value="0" calcext:value-type="float">
            <text:p>0</text:p>
          </table:table-cell>
          <table:table-cell table:formula="of:=IF(ISERROR(FIND(&quot;Compra&quot;;[.C9];1));[.E9]+[.D9]*[.F9];[.E9]-[.D9]*[.G9])" office:value-type="currency" office:currency="USD" office:value="106744.082409639" calcext:value-type="currency">
            <text:p>$106,744.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Estrategia</text:p>
          </table:table-cell>
          <table:table-cell table:style-name="ce1" office:value-type="string" calcext:value-type="string">
            <text:p>B&amp;H</text:p>
          </table:table-cell>
          <table:table-cell table:style-name="Default"/>
          <table:table-cell table:style-name="ce1" office:value-type="string" calcext:value-type="string">
            <text:p>Parámetro h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← 0, 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Dinero Final</text:p>
          </table:table-cell>
          <table:table-cell table:style-name="ce4" table:formula="of:=[.H9]" office:value-type="currency" office:currency="USD" office:value="106744.082409639" calcext:value-type="currency">
            <text:p>$106,744.08</text:p>
          </table:table-cell>
          <table:table-cell table:style-name="ce4" table:formula="of:=IF([.G17]=&quot;normal&quot;;[predicciones.S3]; IF([.G17] = &quot;mod&quot;;[.$G$2]*[.$D$9] + [.$H$2]))" office:value-type="currency" office:currency="USD" office:value="102222.188726341" calcext:value-type="currency">
            <text:p>$102,222.19</text:p>
          </table:table-cell>
          <table:table-cell table:style-name="Default"/>
          <table:table-cell table:style-name="ce1" office:value-type="string" calcext:value-type="string">
            <text:p>Tipo precio</text:p>
          </table:table-cell>
          <table:table-cell office:value-type="string" calcext:value-type="string">
            <text:p>MID</text:p>
          </table:table-cell>
          <table:table-cell table:style-name="Default" office:value-type="string" calcext:value-type="string">
            <text:p>← MID, OPEN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Dinero Inicial</text:p>
          </table:table-cell>
          <table:table-cell table:style-name="ce4" table:formula="of:=[.$G$15]" office:value-type="currency" office:currency="USD" office:value="100000" calcext:value-type="currency">
            <text:p>$100,000.00</text:p>
          </table:table-cell>
          <table:table-cell table:style-name="ce4" table:formula="of:=[.$G$15]" office:value-type="currency" office:currency="USD" office:value="100000" calcext:value-type="currency">
            <text:p>$100,000.00</text:p>
          </table:table-cell>
          <table:table-cell table:style-name="Default"/>
          <table:table-cell table:style-name="ce1" office:value-type="string" calcext:value-type="string">
            <text:p>Comisión</text:p>
          </table:table-cell>
          <table:table-cell table:style-name="ce5" table:formula="of:=0.25/100" office:value-type="percentage" office:value="0.0025" calcext:value-type="percentage">
            <text:p>0.25%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Ganancia total</text:p>
          </table:table-cell>
          <table:table-cell table:style-name="ce4" table:formula="of:=[.C13]-[.C14]" office:value-type="currency" office:currency="USD" office:value="6744.08240963875" calcext:value-type="currency">
            <text:p>$6,744.08</text:p>
          </table:table-cell>
          <table:table-cell table:style-name="ce4" table:formula="of:=[.D13]-[.D14]" office:value-type="currency" office:currency="USD" office:value="2222.18872634125" calcext:value-type="currency">
            <text:p>$2,222.19</text:p>
          </table:table-cell>
          <table:table-cell table:style-name="Default"/>
          <table:table-cell table:style-name="ce1" office:value-type="string" calcext:value-type="string">
            <text:p>Capital Inicial</text:p>
          </table:table-cell>
          <table:table-cell table:style-name="ce4" office:value-type="currency" office:currency="USD" office:value="100000" calcext:value-type="currency">
            <text:p>$100,000.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Ganancia %</text:p>
          </table:table-cell>
          <table:table-cell table:style-name="ce5" table:formula="of:=[.C13]/[.C14]-1" office:value-type="percentage" office:value="0.0674408240963875" calcext:value-type="percentage">
            <text:p>6.74%</text:p>
          </table:table-cell>
          <table:table-cell table:style-name="ce5" table:formula="of:=IF([.D13]/[.D14]-1 &gt; 0 ; [.D13]/[.D14]-1; IF([.D13]/[.D14]-1 &lt; [.G16]; [.D13]/[.D14]-1; 0))" office:value-type="percentage" office:value="0.0222218872634126" calcext:value-type="percentage">
            <text:p>2.22%</text:p>
          </table:table-cell>
          <table:table-cell table:style-name="Default"/>
          <table:table-cell table:style-name="ce1" office:value-type="string" calcext:value-type="string">
            <text:p>Banda Inf</text:p>
          </table:table-cell>
          <table:table-cell table:style-name="ce5" table:formula="of:=-3/100" office:value-type="percentage" office:value="-0.03" calcext:value-type="percentage">
            <text:p>-3.00%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/>
          <table:table-cell table:number-columns-repeated="2"/>
          <table:table-cell table:style-name="Default"/>
          <table:table-cell table:style-name="ce1" office:value-type="string" calcext:value-type="string">
            <text:p>Version BH</text:p>
          </table:table-cell>
          <table:table-cell office:value-type="string" calcext:value-type="string">
            <text:p>mo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 office:value-type="string" calcext:value-type="string">
            <text:p>Exceso sobre B&amp;H</text:p>
          </table:table-cell>
          <table:table-cell table:style-name="ce5" table:formula="of:=[.C16]-[.D16]" office:value-type="percentage" office:value="0.045218936832975" calcext:value-type="percentage">
            <text:p>4.52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  <table:table-cell table:style-name="ce4"/>
        </table:table-row>
      </table:table>
      <table:table table:name="predicciones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Adj.Clos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lase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Parámetro h</text:p>
          </table:table-cell>
          <table:table-cell table:style-name="ce1" office:value-type="string" calcext:value-type="string">
            <text:p>Tipo precio ejecución</text:p>
          </table:table-cell>
          <table:table-cell table:style-name="ce1" office:value-type="string" calcext:value-type="string">
            <text:p>Comisión</text:p>
          </table:table-cell>
          <table:table-cell table:style-name="ce1"/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Precio ejecución</text:p>
          </table:table-cell>
          <table:table-cell table:style-name="ce1" office:value-type="string" calcext:value-type="string">
            <text:p>Capital antes</text:p>
          </table:table-cell>
          <table:table-cell table:style-name="ce1" office:value-type="string" calcext:value-type="string">
            <text:p>Acciones antes</text:p>
          </table:table-cell>
          <table:table-cell table:style-name="ce1" office:value-type="string" calcext:value-type="string">
            <text:p>Acciones ahora</text:p>
          </table:table-cell>
          <table:table-cell table:style-name="ce1" office:value-type="string" calcext:value-type="string">
            <text:p>Capital después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40.450001" calcext:value-type="float">
            <text:p>40.450001</text:p>
          </table:table-cell>
          <table:table-cell office:value-type="float" office:value="41.25" calcext:value-type="float">
            <text:p>41.25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38.812275" calcext:value-type="float">
            <text:p>38.812275</text:p>
          </table:table-cell>
          <table:table-cell office:value-type="float" office:value="84896126" calcext:value-type="float">
            <text:p>84896126</text:p>
          </table:table-cell>
          <table:table-cell office:value-type="float" office:value="0" calcext:value-type="float">
            <text:p>0</text:p>
          </table:table-cell>
          <table:table-cell table:formula="of:=AVERAGE([.C2:.D2])" office:value-type="float" office:value="40.8150005" calcext:value-type="float">
            <text:p>40.8150005</text:p>
          </table:table-cell>
          <table:table-cell table:formula="of:=[log.G12]" office:value-type="float" office:value="1" calcext:value-type="float">
            <text:p>1</text:p>
          </table:table-cell>
          <table:table-cell table:formula="of:=[log.G13]" office:value-type="string" office:string-value="MID" calcext:value-type="string">
            <text:p>MID</text:p>
          </table:table-cell>
          <table:table-cell table:style-name="ce5" table:formula="of:=[log.G14]" office:value-type="percentage" office:value="0.0025" calcext:value-type="percentage">
            <text:p>0.25%</text:p>
          </table:table-cell>
          <table:table-cell/>
          <table:table-cell office:value-type="string" calcext:value-type="string">
            <text:p>Compra</text:p>
          </table:table-cell>
          <table:table-cell table:formula="of:=IF([.K2]=&quot;MID&quot;; INDIRECT(&quot;I&quot;&amp;(ROW()+[.$J$2])); IF([.K2]=&quot;OPEN&quot;;  INDIRECT(&quot;B&quot;&amp;(ROW()+[.$J$2])) ) )*(1 + [.$L$2])" office:value-type="float" office:value="41.02731400375" calcext:value-type="float">
            <text:p>41.0273140038</text:p>
          </table:table-cell>
          <table:table-cell table:style-name="ce4" table:formula="of:=[log.E2]" office:value-type="currency" office:currency="USD" office:value="100000" calcext:value-type="currency">
            <text:p>$100,000.00</text:p>
          </table:table-cell>
          <table:table-cell office:value-type="float" office:value="0" calcext:value-type="float">
            <text:p>0</text:p>
          </table:table-cell>
          <table:table-cell table:formula="of:=IF(ISERROR(FIND(&quot;Compra&quot;;[.N2];1));0;INT([.P2]/[.O2]))" office:value-type="float" office:value="2437" calcext:value-type="float">
            <text:p>2437</text:p>
          </table:table-cell>
          <table:table-cell table:style-name="ce4" table:formula="of:=IF(ISERROR(FIND(&quot;Compra&quot;;[.N2];1));[.P2]+[.O2]*[.Q2];[.P2]-[.O2]*[.R2])" office:value-type="currency" office:currency="USD" office:value="16.4357728612667" calcext:value-type="currency">
            <text:p>$16.44</text:p>
          </table:table-cell>
        </table:table-row>
        <table:table-row table:style-name="ro1">
          <table:table-cell office:value-type="string" calcext:value-type="string">
            <text:p>2013-07-02</text:p>
          </table:table-cell>
          <table:table-cell office:value-type="float" office:value="41" calcext:value-type="float">
            <text:p>41</text:p>
          </table:table-cell>
          <table:table-cell office:value-type="float" office:value="41.240002" calcext:value-type="float">
            <text:p>41.240002</text:p>
          </table:table-cell>
          <table:table-cell office:value-type="float" office:value="40.610001" calcext:value-type="float">
            <text:p>40.610001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38.482552" calcext:value-type="float">
            <text:p>38.482552</text:p>
          </table:table-cell>
          <table:table-cell office:value-type="float" office:value="112679902" calcext:value-type="float">
            <text:p>112679902</text:p>
          </table:table-cell>
          <table:table-cell office:value-type="float" office:value="0" calcext:value-type="float">
            <text:p>0</text:p>
          </table:table-cell>
          <table:table-cell table:formula="of:=AVERAGE([.C3:.D3])" office:value-type="float" office:value="40.9250015" calcext:value-type="float">
            <text:p>40.9250015</text:p>
          </table:table-cell>
          <table:table-cell table:number-columns-repeated="4"/>
          <table:table-cell office:value-type="string" calcext:value-type="string">
            <text:p>Venta</text:p>
          </table:table-cell>
          <table:table-cell table:formula="of:=IF([.K2]=&quot;MID&quot;;[.I91]; IF([.K2]=&quot;OPEN&quot;;[.B91]))*(1-[.$L$2])" office:value-type="float" office:value="41.0271740025" calcext:value-type="float">
            <text:p>41.0271740025</text:p>
          </table:table-cell>
          <table:table-cell table:style-name="ce4" table:formula="of:=[.S2]" office:value-type="currency" office:currency="USD" office:value="16.4357728612667" calcext:value-type="currency">
            <text:p>$16.44</text:p>
          </table:table-cell>
          <table:table-cell table:formula="of:=[.R2]" office:value-type="float" office:value="2437" calcext:value-type="float">
            <text:p>2437</text:p>
          </table:table-cell>
          <table:table-cell table:formula="of:=IF(ISERROR(FIND(&quot;Compra&quot;;[.N3];1));0;INT([.P3]/[.O3]))" office:value-type="float" office:value="0" calcext:value-type="float">
            <text:p>0</text:p>
          </table:table-cell>
          <table:table-cell table:style-name="ce4" table:formula="of:=IF(ISERROR(FIND(&quot;Compra&quot;;[.N3];1));[.P3]+[.O3]*[.Q3];[.P3]-[.O3]*[.R3])" office:value-type="currency" office:currency="USD" office:value="99999.6588169538" calcext:value-type="currency">
            <text:p>$99,999.66</text:p>
          </table:table-cell>
        </table:table-row>
        <table:table-row table:style-name="ro1">
          <table:table-cell office:value-type="string" calcext:value-type="string">
            <text:p>2013-07-03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41" calcext:value-type="float">
            <text:p>41</text:p>
          </table:table-cell>
          <table:table-cell office:value-type="float" office:value="40.5" calcext:value-type="float">
            <text:p>40.5</text:p>
          </table:table-cell>
          <table:table-cell office:value-type="float" office:value="40.810001" calcext:value-type="float">
            <text:p>40.810001</text:p>
          </table:table-cell>
          <table:table-cell office:value-type="float" office:value="38.44487" calcext:value-type="float">
            <text:p>38.44487</text:p>
          </table:table-cell>
          <table:table-cell office:value-type="float" office:value="55168448" calcext:value-type="float">
            <text:p>55168448</text:p>
          </table:table-cell>
          <table:table-cell office:value-type="float" office:value="0" calcext:value-type="float">
            <text:p>0</text:p>
          </table:table-cell>
          <table:table-cell table:formula="of:=AVERAGE([.C4:.D4])" office:value-type="float" office:value="40.75" calcext:value-type="float">
            <text:p>40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04</text:p>
          </table:table-cell>
          <table:table-cell office:value-type="float" office:value="41.080002" calcext:value-type="float">
            <text:p>41.080002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41.25" calcext:value-type="float">
            <text:p>41.25</text:p>
          </table:table-cell>
          <table:table-cell office:value-type="float" office:value="38.859371" calcext:value-type="float">
            <text:p>38.859371</text:p>
          </table:table-cell>
          <table:table-cell office:value-type="float" office:value="32723520" calcext:value-type="float">
            <text:p>32723520</text:p>
          </table:table-cell>
          <table:table-cell office:value-type="float" office:value="0" calcext:value-type="float">
            <text:p>0</text:p>
          </table:table-cell>
          <table:table-cell table:formula="of:=AVERAGE([.C5:.D5])" office:value-type="float" office:value="41.164999" calcext:value-type="float">
            <text:p>41.16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05</text:p>
          </table:table-cell>
          <table:table-cell table:number-columns-repeated="2" office:value-type="float" office:value="41.34" calcext:value-type="float">
            <text:p>41.34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40.630001" calcext:value-type="float">
            <text:p>40.630001</text:p>
          </table:table-cell>
          <table:table-cell office:value-type="float" office:value="38.275299" calcext:value-type="float">
            <text:p>38.275299</text:p>
          </table:table-cell>
          <table:table-cell office:value-type="float" office:value="57515259" calcext:value-type="float">
            <text:p>57515259</text:p>
          </table:table-cell>
          <table:table-cell office:value-type="float" office:value="0" calcext:value-type="float">
            <text:p>0</text:p>
          </table:table-cell>
          <table:table-cell table:formula="of:=AVERAGE([.C6:.D6])" office:value-type="float" office:value="40.7250005" calcext:value-type="float">
            <text:p>40.72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08</text:p>
          </table:table-cell>
          <table:table-cell office:value-type="float" office:value="40.630001" calcext:value-type="float">
            <text:p>40.630001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0.029999" calcext:value-type="float">
            <text:p>40.029999</text:p>
          </table:table-cell>
          <table:table-cell office:value-type="float" office:value="40.119999" calcext:value-type="float">
            <text:p>40.119999</text:p>
          </table:table-cell>
          <table:table-cell office:value-type="float" office:value="37.794842" calcext:value-type="float">
            <text:p>37.794842</text:p>
          </table:table-cell>
          <table:table-cell office:value-type="float" office:value="50020408" calcext:value-type="float">
            <text:p>50020408</text:p>
          </table:table-cell>
          <table:table-cell office:value-type="float" office:value="0" calcext:value-type="float">
            <text:p>0</text:p>
          </table:table-cell>
          <table:table-cell table:formula="of:=AVERAGE([.C7:.D7])" office:value-type="float" office:value="40.414999" calcext:value-type="float">
            <text:p>40.41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09</text:p>
          </table:table-cell>
          <table:table-cell office:value-type="float" office:value="40.119999" calcext:value-type="float">
            <text:p>40.119999</text:p>
          </table:table-cell>
          <table:table-cell office:value-type="float" office:value="40.43" calcext:value-type="float">
            <text:p>40.43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40.209999" calcext:value-type="float">
            <text:p>40.209999</text:p>
          </table:table-cell>
          <table:table-cell office:value-type="float" office:value="37.879642" calcext:value-type="float">
            <text:p>37.879642</text:p>
          </table:table-cell>
          <table:table-cell office:value-type="float" office:value="32613079" calcext:value-type="float">
            <text:p>32613079</text:p>
          </table:table-cell>
          <table:table-cell office:value-type="float" office:value="0" calcext:value-type="float">
            <text:p>0</text:p>
          </table:table-cell>
          <table:table-cell table:formula="of:=AVERAGE([.C8:.D8])" office:value-type="float" office:value="40.2700005" calcext:value-type="float">
            <text:p>40.27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0</text:p>
          </table:table-cell>
          <table:table-cell office:value-type="float" office:value="40.009998" calcext:value-type="float">
            <text:p>40.009998</text:p>
          </table:table-cell>
          <table:table-cell office:value-type="float" office:value="40.27" calcext:value-type="float">
            <text:p>40.27</text:p>
          </table:table-cell>
          <table:table-cell office:value-type="float" office:value="39.91" calcext:value-type="float">
            <text:p>39.91</text:p>
          </table:table-cell>
          <table:table-cell office:value-type="float" office:value="39.98" calcext:value-type="float">
            <text:p>39.98</text:p>
          </table:table-cell>
          <table:table-cell office:value-type="float" office:value="37.662971" calcext:value-type="float">
            <text:p>37.662971</text:p>
          </table:table-cell>
          <table:table-cell office:value-type="float" office:value="100713694" calcext:value-type="float">
            <text:p>100713694</text:p>
          </table:table-cell>
          <table:table-cell office:value-type="float" office:value="0" calcext:value-type="float">
            <text:p>0</text:p>
          </table:table-cell>
          <table:table-cell table:formula="of:=AVERAGE([.C9:.D9])" office:value-type="float" office:value="40.09" calcext:value-type="float">
            <text:p>40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1</text:p>
          </table:table-cell>
          <table:table-cell office:value-type="float" office:value="40.25" calcext:value-type="float">
            <text:p>40.25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40.18" calcext:value-type="float">
            <text:p>40.18</text:p>
          </table:table-cell>
          <table:table-cell office:value-type="float" office:value="40.48" calcext:value-type="float">
            <text:p>40.48</text:p>
          </table:table-cell>
          <table:table-cell office:value-type="float" office:value="38.133995" calcext:value-type="float">
            <text:p>38.133995</text:p>
          </table:table-cell>
          <table:table-cell office:value-type="float" office:value="76487731" calcext:value-type="float">
            <text:p>76487731</text:p>
          </table:table-cell>
          <table:table-cell office:value-type="float" office:value="0" calcext:value-type="float">
            <text:p>0</text:p>
          </table:table-cell>
          <table:table-cell table:formula="of:=AVERAGE([.C10:.D10])" office:value-type="float" office:value="40.389999" calcext:value-type="float">
            <text:p>40.38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2</text:p>
          </table:table-cell>
          <table:table-cell office:value-type="float" office:value="40.490002" calcext:value-type="float">
            <text:p>40.490002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40.060001" calcext:value-type="float">
            <text:p>40.060001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37.955013" calcext:value-type="float">
            <text:p>37.955013</text:p>
          </table:table-cell>
          <table:table-cell office:value-type="float" office:value="27899239" calcext:value-type="float">
            <text:p>27899239</text:p>
          </table:table-cell>
          <table:table-cell office:value-type="float" office:value="0" calcext:value-type="float">
            <text:p>0</text:p>
          </table:table-cell>
          <table:table-cell table:formula="of:=AVERAGE([.C11:.D11])" office:value-type="float" office:value="40.2849995" calcext:value-type="float">
            <text:p>40.28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40.09" calcext:value-type="float">
            <text:p>40.09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40.09" calcext:value-type="float">
            <text:p>40.09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37.955013" calcext:value-type="float">
            <text:p>37.955013</text:p>
          </table:table-cell>
          <table:table-cell office:value-type="float" office:value="42508606" calcext:value-type="float">
            <text:p>42508606</text:p>
          </table:table-cell>
          <table:table-cell office:value-type="float" office:value="0" calcext:value-type="float">
            <text:p>0</text:p>
          </table:table-cell>
          <table:table-cell table:formula="of:=AVERAGE([.C12:.D12])" office:value-type="float" office:value="40.344999" calcext:value-type="float">
            <text:p>40.34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6</text:p>
          </table:table-cell>
          <table:table-cell table:number-columns-repeated="2" office:value-type="float" office:value="40.150002" calcext:value-type="float">
            <text:p>40.150002</text:p>
          </table:table-cell>
          <table:table-cell office:value-type="float" office:value="39.290001" calcext:value-type="float">
            <text:p>39.290001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37.34267" calcext:value-type="float">
            <text:p>37.34267</text:p>
          </table:table-cell>
          <table:table-cell office:value-type="float" office:value="62344866" calcext:value-type="float">
            <text:p>62344866</text:p>
          </table:table-cell>
          <table:table-cell office:value-type="float" office:value="0" calcext:value-type="float">
            <text:p>0</text:p>
          </table:table-cell>
          <table:table-cell table:formula="of:=AVERAGE([.C13:.D13])" office:value-type="float" office:value="39.7200015" calcext:value-type="float">
            <text:p>39.720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7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39.720001" calcext:value-type="float">
            <text:p>39.720001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37.907906" calcext:value-type="float">
            <text:p>37.907906</text:p>
          </table:table-cell>
          <table:table-cell office:value-type="float" office:value="70203409" calcext:value-type="float">
            <text:p>70203409</text:p>
          </table:table-cell>
          <table:table-cell office:value-type="float" office:value="0" calcext:value-type="float">
            <text:p>0</text:p>
          </table:table-cell>
          <table:table-cell table:formula="of:=AVERAGE([.C14:.D14])" office:value-type="float" office:value="40.01" calcext:value-type="float">
            <text:p>4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8</text:p>
          </table:table-cell>
          <table:table-cell office:value-type="float" office:value="40.23" calcext:value-type="float">
            <text:p>40.23</text:p>
          </table:table-cell>
          <table:table-cell office:value-type="float" office:value="40.349998" calcext:value-type="float">
            <text:p>40.349998</text:p>
          </table:table-cell>
          <table:table-cell office:value-type="float" office:value="40.060001" calcext:value-type="float">
            <text:p>40.060001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37.870235" calcext:value-type="float">
            <text:p>37.870235</text:p>
          </table:table-cell>
          <table:table-cell office:value-type="float" office:value="50420761" calcext:value-type="float">
            <text:p>50420761</text:p>
          </table:table-cell>
          <table:table-cell office:value-type="float" office:value="0" calcext:value-type="float">
            <text:p>0</text:p>
          </table:table-cell>
          <table:table-cell table:formula="of:=AVERAGE([.C15:.D15])" office:value-type="float" office:value="40.2049995" calcext:value-type="float">
            <text:p>40.20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19</text:p>
          </table:table-cell>
          <table:table-cell office:value-type="float" office:value="40.02" calcext:value-type="float">
            <text:p>40.02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39.810001" calcext:value-type="float">
            <text:p>39.810001</text:p>
          </table:table-cell>
          <table:table-cell office:value-type="float" office:value="39.91" calcext:value-type="float">
            <text:p>39.91</text:p>
          </table:table-cell>
          <table:table-cell office:value-type="float" office:value="37.597046" calcext:value-type="float">
            <text:p>37.597046</text:p>
          </table:table-cell>
          <table:table-cell office:value-type="float" office:value="10689902" calcext:value-type="float">
            <text:p>10689902</text:p>
          </table:table-cell>
          <table:table-cell office:value-type="float" office:value="1" calcext:value-type="float">
            <text:p>1</text:p>
          </table:table-cell>
          <table:table-cell table:formula="of:=AVERAGE([.C16:.D16])" office:value-type="float" office:value="39.93" calcext:value-type="float">
            <text:p>39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2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40.27" calcext:value-type="float">
            <text:p>40.27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40.139999" calcext:value-type="float">
            <text:p>40.139999</text:p>
          </table:table-cell>
          <table:table-cell office:value-type="float" office:value="37.813702" calcext:value-type="float">
            <text:p>37.813702</text:p>
          </table:table-cell>
          <table:table-cell office:value-type="float" office:value="31647752" calcext:value-type="float">
            <text:p>31647752</text:p>
          </table:table-cell>
          <table:table-cell office:value-type="float" office:value="0" calcext:value-type="float">
            <text:p>0</text:p>
          </table:table-cell>
          <table:table-cell table:formula="of:=AVERAGE([.C17:.D17])" office:value-type="float" office:value="40.0349995" calcext:value-type="float">
            <text:p>40.03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3</text:p>
          </table:table-cell>
          <table:table-cell office:value-type="float" office:value="40.150002" calcext:value-type="float">
            <text:p>40.150002</text:p>
          </table:table-cell>
          <table:table-cell office:value-type="float" office:value="40.75" calcext:value-type="float">
            <text:p>40.75</text:p>
          </table:table-cell>
          <table:table-cell office:value-type="float" office:value="40.150002" calcext:value-type="float">
            <text:p>40.150002</text:p>
          </table:table-cell>
          <table:table-cell office:value-type="float" office:value="40.720001" calcext:value-type="float">
            <text:p>40.720001</text:p>
          </table:table-cell>
          <table:table-cell office:value-type="float" office:value="38.360085" calcext:value-type="float">
            <text:p>38.360085</text:p>
          </table:table-cell>
          <table:table-cell office:value-type="float" office:value="67986861" calcext:value-type="float">
            <text:p>67986861</text:p>
          </table:table-cell>
          <table:table-cell office:value-type="float" office:value="0" calcext:value-type="float">
            <text:p>0</text:p>
          </table:table-cell>
          <table:table-cell table:formula="of:=AVERAGE([.C18:.D18])" office:value-type="float" office:value="40.450001" calcext:value-type="float">
            <text:p>40.45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4</text:p>
          </table:table-cell>
          <table:table-cell office:value-type="float" office:value="40.73" calcext:value-type="float">
            <text:p>40.73</text:p>
          </table:table-cell>
          <table:table-cell office:value-type="float" office:value="40.959999" calcext:value-type="float">
            <text:p>40.959999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40.889999" calcext:value-type="float">
            <text:p>40.889999</text:p>
          </table:table-cell>
          <table:table-cell office:value-type="float" office:value="38.520237" calcext:value-type="float">
            <text:p>38.520237</text:p>
          </table:table-cell>
          <table:table-cell office:value-type="float" office:value="48217249" calcext:value-type="float">
            <text:p>48217249</text:p>
          </table:table-cell>
          <table:table-cell office:value-type="float" office:value="0" calcext:value-type="float">
            <text:p>0</text:p>
          </table:table-cell>
          <table:table-cell table:formula="of:=AVERAGE([.C19:.D19])" office:value-type="float" office:value="40.8050005" calcext:value-type="float">
            <text:p>40.80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5</text:p>
          </table:table-cell>
          <table:table-cell office:value-type="float" office:value="40.610001" calcext:value-type="float">
            <text:p>40.610001</text:p>
          </table:table-cell>
          <table:table-cell office:value-type="float" office:value="41.110001" calcext:value-type="float">
            <text:p>41.110001</text:p>
          </table:table-cell>
          <table:table-cell office:value-type="float" office:value="40.610001" calcext:value-type="float">
            <text:p>40.610001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38.529648" calcext:value-type="float">
            <text:p>38.529648</text:p>
          </table:table-cell>
          <table:table-cell office:value-type="float" office:value="46767550" calcext:value-type="float">
            <text:p>46767550</text:p>
          </table:table-cell>
          <table:table-cell office:value-type="float" office:value="0" calcext:value-type="float">
            <text:p>0</text:p>
          </table:table-cell>
          <table:table-cell table:formula="of:=AVERAGE([.C20:.D20])" office:value-type="float" office:value="40.860001" calcext:value-type="float">
            <text:p>40.86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6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41.25" calcext:value-type="float">
            <text:p>41.25</text:p>
          </table:table-cell>
          <table:table-cell office:value-type="float" office:value="40.82" calcext:value-type="float">
            <text:p>40.82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38.718067" calcext:value-type="float">
            <text:p>38.718067</text:p>
          </table:table-cell>
          <table:table-cell office:value-type="float" office:value="30907054" calcext:value-type="float">
            <text:p>30907054</text:p>
          </table:table-cell>
          <table:table-cell office:value-type="float" office:value="0" calcext:value-type="float">
            <text:p>0</text:p>
          </table:table-cell>
          <table:table-cell table:formula="of:=AVERAGE([.C21:.D21])" office:value-type="float" office:value="41.035" calcext:value-type="float">
            <text:p>41.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29</text:p>
          </table:table-cell>
          <table:table-cell office:value-type="float" office:value="40.889999" calcext:value-type="float">
            <text:p>40.889999</text:p>
          </table:table-cell>
          <table:table-cell office:value-type="float" office:value="41" calcext:value-type="float">
            <text:p>41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40.419998" calcext:value-type="float">
            <text:p>40.419998</text:p>
          </table:table-cell>
          <table:table-cell office:value-type="float" office:value="38.077469" calcext:value-type="float">
            <text:p>38.077469</text:p>
          </table:table-cell>
          <table:table-cell office:value-type="float" office:value="17675036" calcext:value-type="float">
            <text:p>17675036</text:p>
          </table:table-cell>
          <table:table-cell office:value-type="float" office:value="0" calcext:value-type="float">
            <text:p>0</text:p>
          </table:table-cell>
          <table:table-cell table:formula="of:=AVERAGE([.C22:.D22])" office:value-type="float" office:value="40.6900005" calcext:value-type="float">
            <text:p>40.69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30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40.540001" calcext:value-type="float">
            <text:p>40.540001</text:p>
          </table:table-cell>
          <table:table-cell office:value-type="float" office:value="40.150002" calcext:value-type="float">
            <text:p>40.150002</text:p>
          </table:table-cell>
          <table:table-cell office:value-type="float" office:value="40.27" calcext:value-type="float">
            <text:p>40.27</text:p>
          </table:table-cell>
          <table:table-cell office:value-type="float" office:value="37.936169" calcext:value-type="float">
            <text:p>37.936169</text:p>
          </table:table-cell>
          <table:table-cell office:value-type="float" office:value="24117675" calcext:value-type="float">
            <text:p>24117675</text:p>
          </table:table-cell>
          <table:table-cell office:value-type="float" office:value="0" calcext:value-type="float">
            <text:p>0</text:p>
          </table:table-cell>
          <table:table-cell table:formula="of:=AVERAGE([.C23:.D23])" office:value-type="float" office:value="40.3450015" calcext:value-type="float">
            <text:p>40.34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40.25" calcext:value-type="float">
            <text:p>40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0.02" calcext:value-type="float">
            <text:p>40.02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8.435455" calcext:value-type="float">
            <text:p>38.435455</text:p>
          </table:table-cell>
          <table:table-cell office:value-type="float" office:value="32137635" calcext:value-type="float">
            <text:p>32137635</text:p>
          </table:table-cell>
          <table:table-cell office:value-type="float" office:value="0" calcext:value-type="float">
            <text:p>0</text:p>
          </table:table-cell>
          <table:table-cell table:formula="of:=AVERAGE([.C24:.D24])" office:value-type="float" office:value="40.545" calcext:value-type="float">
            <text:p>40.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41.900002" calcext:value-type="float">
            <text:p>41.900002</text:p>
          </table:table-cell>
          <table:table-cell office:value-type="float" office:value="39.471687" calcext:value-type="float">
            <text:p>39.471687</text:p>
          </table:table-cell>
          <table:table-cell office:value-type="float" office:value="65404961" calcext:value-type="float">
            <text:p>65404961</text:p>
          </table:table-cell>
          <table:table-cell office:value-type="float" office:value="0" calcext:value-type="float">
            <text:p>0</text:p>
          </table:table-cell>
          <table:table-cell table:formula="of:=AVERAGE([.C25:.D25])" office:value-type="float" office:value="41.545" calcext:value-type="float">
            <text:p>41.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2</text:p>
          </table:table-cell>
          <table:table-cell office:value-type="float" office:value="41.790001" calcext:value-type="float">
            <text:p>41.790001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41.709999" calcext:value-type="float">
            <text:p>41.709999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39.707199" calcext:value-type="float">
            <text:p>39.707199</text:p>
          </table:table-cell>
          <table:table-cell office:value-type="float" office:value="67035779" calcext:value-type="float">
            <text:p>67035779</text:p>
          </table:table-cell>
          <table:table-cell office:value-type="float" office:value="0" calcext:value-type="float">
            <text:p>0</text:p>
          </table:table-cell>
          <table:table-cell table:formula="of:=AVERAGE([.C26:.D26])" office:value-type="float" office:value="42.01" calcext:value-type="float">
            <text:p>4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5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42.130001" calcext:value-type="float">
            <text:p>42.130001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41.939999" calcext:value-type="float">
            <text:p>41.939999</text:p>
          </table:table-cell>
          <table:table-cell office:value-type="float" office:value="39.509384" calcext:value-type="float">
            <text:p>39.509384</text:p>
          </table:table-cell>
          <table:table-cell office:value-type="float" office:value="19075627" calcext:value-type="float">
            <text:p>19075627</text:p>
          </table:table-cell>
          <table:table-cell office:value-type="float" office:value="0" calcext:value-type="float">
            <text:p>0</text:p>
          </table:table-cell>
          <table:table-cell table:formula="of:=AVERAGE([.C27:.D27])" office:value-type="float" office:value="41.970001" calcext:value-type="float">
            <text:p>41.97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6</text:p>
          </table:table-cell>
          <table:table-cell office:value-type="float" office:value="41.73" calcext:value-type="float">
            <text:p>41.73</text:p>
          </table:table-cell>
          <table:table-cell office:value-type="float" office:value="42.060001" calcext:value-type="float">
            <text:p>42.060001</text:p>
          </table:table-cell>
          <table:table-cell office:value-type="float" office:value="41.43" calcext:value-type="float">
            <text:p>41.43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39.434017" calcext:value-type="float">
            <text:p>39.434017</text:p>
          </table:table-cell>
          <table:table-cell office:value-type="float" office:value="60198200" calcext:value-type="float">
            <text:p>60198200</text:p>
          </table:table-cell>
          <table:table-cell office:value-type="float" office:value="0" calcext:value-type="float">
            <text:p>0</text:p>
          </table:table-cell>
          <table:table-cell table:formula="of:=AVERAGE([.C28:.D28])" office:value-type="float" office:value="41.7450005" calcext:value-type="float">
            <text:p>41.74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7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42.32" calcext:value-type="float">
            <text:p>42.32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42.27" calcext:value-type="float">
            <text:p>42.27</text:p>
          </table:table-cell>
          <table:table-cell office:value-type="float" office:value="39.820255" calcext:value-type="float">
            <text:p>39.820255</text:p>
          </table:table-cell>
          <table:table-cell office:value-type="float" office:value="34301677" calcext:value-type="float">
            <text:p>34301677</text:p>
          </table:table-cell>
          <table:table-cell office:value-type="float" office:value="0" calcext:value-type="float">
            <text:p>0</text:p>
          </table:table-cell>
          <table:table-cell table:formula="of:=AVERAGE([.C29:.D29])" office:value-type="float" office:value="42.0100005" calcext:value-type="float">
            <text:p>42.01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8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42.810001" calcext:value-type="float">
            <text:p>42.810001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40.178234" calcext:value-type="float">
            <text:p>40.178234</text:p>
          </table:table-cell>
          <table:table-cell office:value-type="float" office:value="61500425" calcext:value-type="float">
            <text:p>61500425</text:p>
          </table:table-cell>
          <table:table-cell office:value-type="float" office:value="0" calcext:value-type="float">
            <text:p>0</text:p>
          </table:table-cell>
          <table:table-cell table:formula="of:=AVERAGE([.C30:.D30])" office:value-type="float" office:value="42.545" calcext:value-type="float">
            <text:p>42.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09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42.75" calcext:value-type="float">
            <text:p>42.75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42.610001" calcext:value-type="float">
            <text:p>42.610001</text:p>
          </table:table-cell>
          <table:table-cell office:value-type="float" office:value="40.140553" calcext:value-type="float">
            <text:p>40.140553</text:p>
          </table:table-cell>
          <table:table-cell office:value-type="float" office:value="82160176" calcext:value-type="float">
            <text:p>82160176</text:p>
          </table:table-cell>
          <table:table-cell office:value-type="float" office:value="0" calcext:value-type="float">
            <text:p>0</text:p>
          </table:table-cell>
          <table:table-cell table:formula="of:=AVERAGE([.C31:.D31])" office:value-type="float" office:value="42.4449995" calcext:value-type="float">
            <text:p>42.44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2</text:p>
          </table:table-cell>
          <table:table-cell office:value-type="float" office:value="42.610001" calcext:value-type="float">
            <text:p>42.610001</text:p>
          </table:table-cell>
          <table:table-cell office:value-type="float" office:value="42.790001" calcext:value-type="float">
            <text:p>42.790001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39.660107" calcext:value-type="float">
            <text:p>39.660107</text:p>
          </table:table-cell>
          <table:table-cell office:value-type="float" office:value="48754765" calcext:value-type="float">
            <text:p>48754765</text:p>
          </table:table-cell>
          <table:table-cell office:value-type="float" office:value="-1" calcext:value-type="float">
            <text:p>-1</text:p>
          </table:table-cell>
          <table:table-cell table:formula="of:=AVERAGE([.C32:.D32])" office:value-type="float" office:value="42.415001" calcext:value-type="float">
            <text:p>42.41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3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41.959999" calcext:value-type="float">
            <text:p>41.959999</text:p>
          </table:table-cell>
          <table:table-cell office:value-type="float" office:value="42.299999" calcext:value-type="float">
            <text:p>42.299999</text:p>
          </table:table-cell>
          <table:table-cell office:value-type="float" office:value="39.848507" calcext:value-type="float">
            <text:p>39.848507</text:p>
          </table:table-cell>
          <table:table-cell office:value-type="float" office:value="42823091" calcext:value-type="float">
            <text:p>42823091</text:p>
          </table:table-cell>
          <table:table-cell office:value-type="float" office:value="0" calcext:value-type="float">
            <text:p>0</text:p>
          </table:table-cell>
          <table:table-cell table:formula="of:=AVERAGE([.C33:.D33])" office:value-type="float" office:value="42.199999" calcext:value-type="float">
            <text:p>42.1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4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42.75" calcext:value-type="float">
            <text:p>42.75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39.980392" calcext:value-type="float">
            <text:p>39.980392</text:p>
          </table:table-cell>
          <table:table-cell office:value-type="float" office:value="39446380" calcext:value-type="float">
            <text:p>39446380</text:p>
          </table:table-cell>
          <table:table-cell office:value-type="float" office:value="0" calcext:value-type="float">
            <text:p>0</text:p>
          </table:table-cell>
          <table:table-cell table:formula="of:=AVERAGE([.C34:.D34])" office:value-type="float" office:value="42.415001" calcext:value-type="float">
            <text:p>42.41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5</text:p>
          </table:table-cell>
          <table:table-cell table:number-columns-repeated="2" office:value-type="float" office:value="42.299999" calcext:value-type="float">
            <text:p>42.299999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2.119999" calcext:value-type="float">
            <text:p>42.119999</text:p>
          </table:table-cell>
          <table:table-cell office:value-type="float" office:value="39.678947" calcext:value-type="float">
            <text:p>39.678947</text:p>
          </table:table-cell>
          <table:table-cell office:value-type="float" office:value="35265403" calcext:value-type="float">
            <text:p>35265403</text:p>
          </table:table-cell>
          <table:table-cell office:value-type="float" office:value="0" calcext:value-type="float">
            <text:p>0</text:p>
          </table:table-cell>
          <table:table-cell table:formula="of:=AVERAGE([.C35:.D35])" office:value-type="float" office:value="42.0749985" calcext:value-type="float">
            <text:p>42.07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6</text:p>
          </table:table-cell>
          <table:table-cell office:value-type="float" office:value="42.189999" calcext:value-type="float">
            <text:p>42.189999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41.93" calcext:value-type="float">
            <text:p>41.93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39.60358" calcext:value-type="float">
            <text:p>39.60358</text:p>
          </table:table-cell>
          <table:table-cell office:value-type="float" office:value="18363721" calcext:value-type="float">
            <text:p>18363721</text:p>
          </table:table-cell>
          <table:table-cell office:value-type="float" office:value="0" calcext:value-type="float">
            <text:p>0</text:p>
          </table:table-cell>
          <table:table-cell table:formula="of:=AVERAGE([.C36:.D36])" office:value-type="float" office:value="42.0650005" calcext:value-type="float">
            <text:p>42.06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19</text:p>
          </table:table-cell>
          <table:table-cell office:value-type="float" office:value="42" calcext:value-type="float">
            <text:p>42</text:p>
          </table:table-cell>
          <table:table-cell office:value-type="float" office:value="42.02" calcext:value-type="float">
            <text:p>42.02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41.439999" calcext:value-type="float">
            <text:p>41.439999</text:p>
          </table:table-cell>
          <table:table-cell office:value-type="float" office:value="39.038349" calcext:value-type="float">
            <text:p>39.038349</text:p>
          </table:table-cell>
          <table:table-cell office:value-type="float" office:value="40414136" calcext:value-type="float">
            <text:p>40414136</text:p>
          </table:table-cell>
          <table:table-cell office:value-type="float" office:value="0" calcext:value-type="float">
            <text:p>0</text:p>
          </table:table-cell>
          <table:table-cell table:formula="of:=AVERAGE([.C37:.D37])" office:value-type="float" office:value="41.6550005" calcext:value-type="float">
            <text:p>41.65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0</text:p>
          </table:table-cell>
          <table:table-cell office:value-type="float" office:value="41.48" calcext:value-type="float">
            <text:p>41.48</text:p>
          </table:table-cell>
          <table:table-cell office:value-type="float" office:value="41.82" calcext:value-type="float">
            <text:p>41.82</text:p>
          </table:table-cell>
          <table:table-cell office:value-type="float" office:value="41.25" calcext:value-type="float">
            <text:p>41.25</text:p>
          </table:table-cell>
          <table:table-cell office:value-type="float" office:value="41.75" calcext:value-type="float">
            <text:p>41.75</text:p>
          </table:table-cell>
          <table:table-cell office:value-type="float" office:value="39.330402" calcext:value-type="float">
            <text:p>39.330402</text:p>
          </table:table-cell>
          <table:table-cell office:value-type="float" office:value="48971524" calcext:value-type="float">
            <text:p>48971524</text:p>
          </table:table-cell>
          <table:table-cell office:value-type="float" office:value="1" calcext:value-type="float">
            <text:p>1</text:p>
          </table:table-cell>
          <table:table-cell table:formula="of:=AVERAGE([.C38:.D38])" office:value-type="float" office:value="41.535" calcext:value-type="float">
            <text:p>41.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1</text:p>
          </table:table-cell>
          <table:table-cell office:value-type="float" office:value="41.610001" calcext:value-type="float">
            <text:p>41.610001</text:p>
          </table:table-cell>
          <table:table-cell office:value-type="float" office:value="41.93" calcext:value-type="float">
            <text:p>41.93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39.000687" calcext:value-type="float">
            <text:p>39.000687</text:p>
          </table:table-cell>
          <table:table-cell office:value-type="float" office:value="68849777" calcext:value-type="float">
            <text:p>68849777</text:p>
          </table:table-cell>
          <table:table-cell office:value-type="float" office:value="0" calcext:value-type="float">
            <text:p>0</text:p>
          </table:table-cell>
          <table:table-cell table:formula="of:=AVERAGE([.C39:.D39])" office:value-type="float" office:value="41.5650005" calcext:value-type="float">
            <text:p>41.56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2</text:p>
          </table:table-cell>
          <table:table-cell table:number-columns-repeated="2" office:value-type="float" office:value="41.790001" calcext:value-type="float">
            <text:p>41.790001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38.670952" calcext:value-type="float">
            <text:p>38.670952</text:p>
          </table:table-cell>
          <table:table-cell office:value-type="float" office:value="88599708" calcext:value-type="float">
            <text:p>88599708</text:p>
          </table:table-cell>
          <table:table-cell office:value-type="float" office:value="0" calcext:value-type="float">
            <text:p>0</text:p>
          </table:table-cell>
          <table:table-cell table:formula="of:=AVERAGE([.C40:.D40])" office:value-type="float" office:value="41.295" calcext:value-type="float">
            <text:p>41.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3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41.09" calcext:value-type="float">
            <text:p>41.09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40.830002" calcext:value-type="float">
            <text:p>40.830002</text:p>
          </table:table-cell>
          <table:table-cell office:value-type="float" office:value="38.463711" calcext:value-type="float">
            <text:p>38.463711</text:p>
          </table:table-cell>
          <table:table-cell office:value-type="float" office:value="74396403" calcext:value-type="float">
            <text:p>74396403</text:p>
          </table:table-cell>
          <table:table-cell office:value-type="float" office:value="0" calcext:value-type="float">
            <text:p>0</text:p>
          </table:table-cell>
          <table:table-cell table:formula="of:=AVERAGE([.C41:.D41])" office:value-type="float" office:value="40.870001" calcext:value-type="float">
            <text:p>40.87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6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0.959999" calcext:value-type="float">
            <text:p>40.959999</text:p>
          </table:table-cell>
          <table:table-cell office:value-type="float" office:value="40.349998" calcext:value-type="float">
            <text:p>40.349998</text:p>
          </table:table-cell>
          <table:table-cell office:value-type="float" office:value="40.389999" calcext:value-type="float">
            <text:p>40.389999</text:p>
          </table:table-cell>
          <table:table-cell office:value-type="float" office:value="38.049194" calcext:value-type="float">
            <text:p>38.049194</text:p>
          </table:table-cell>
          <table:table-cell office:value-type="float" office:value="88249334" calcext:value-type="float">
            <text:p>88249334</text:p>
          </table:table-cell>
          <table:table-cell office:value-type="float" office:value="0" calcext:value-type="float">
            <text:p>0</text:p>
          </table:table-cell>
          <table:table-cell table:formula="of:=AVERAGE([.C42:.D42])" office:value-type="float" office:value="40.6549985" calcext:value-type="float">
            <text:p>40.65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7</text:p>
          </table:table-cell>
          <table:table-cell table:number-columns-repeated="2" office:value-type="float" office:value="40.25" calcext:value-type="float">
            <text:p>40.25</text:p>
          </table:table-cell>
          <table:table-cell office:value-type="float" office:value="39.459999" calcext:value-type="float">
            <text:p>39.459999</text:p>
          </table:table-cell>
          <table:table-cell office:value-type="float" office:value="39.669998" calcext:value-type="float">
            <text:p>39.669998</text:p>
          </table:table-cell>
          <table:table-cell office:value-type="float" office:value="37.396866" calcext:value-type="float">
            <text:p>37.396866</text:p>
          </table:table-cell>
          <table:table-cell office:value-type="float" office:value="103611323" calcext:value-type="float">
            <text:p>103611323</text:p>
          </table:table-cell>
          <table:table-cell office:value-type="float" office:value="0" calcext:value-type="float">
            <text:p>0</text:p>
          </table:table-cell>
          <table:table-cell table:formula="of:=AVERAGE([.C43:.D43])" office:value-type="float" office:value="39.8549995" calcext:value-type="float">
            <text:p>39.85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8</text:p>
          </table:table-cell>
          <table:table-cell office:value-type="float" office:value="39.669998" calcext:value-type="float">
            <text:p>39.669998</text:p>
          </table:table-cell>
          <table:table-cell office:value-type="float" office:value="39.830002" calcext:value-type="float">
            <text:p>39.830002</text:p>
          </table:table-cell>
          <table:table-cell office:value-type="float" office:value="39.169998" calcext:value-type="float">
            <text:p>39.169998</text:p>
          </table:table-cell>
          <table:table-cell office:value-type="float" office:value="39.299999" calcext:value-type="float">
            <text:p>39.299999</text:p>
          </table:table-cell>
          <table:table-cell office:value-type="float" office:value="37.048065" calcext:value-type="float">
            <text:p>37.048065</text:p>
          </table:table-cell>
          <table:table-cell office:value-type="float" office:value="73845039" calcext:value-type="float">
            <text:p>73845039</text:p>
          </table:table-cell>
          <table:table-cell office:value-type="float" office:value="0" calcext:value-type="float">
            <text:p>0</text:p>
          </table:table-cell>
          <table:table-cell table:formula="of:=AVERAGE([.C44:.D44])" office:value-type="float" office:value="39.5" calcext:value-type="float">
            <text:p>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29</text:p>
          </table:table-cell>
          <table:table-cell office:value-type="float" office:value="39.439999" calcext:value-type="float">
            <text:p>39.439999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38.91" calcext:value-type="float">
            <text:p>38.91</text:p>
          </table:table-cell>
          <table:table-cell office:value-type="float" office:value="39.25" calcext:value-type="float">
            <text:p>39.25</text:p>
          </table:table-cell>
          <table:table-cell office:value-type="float" office:value="37.000935" calcext:value-type="float">
            <text:p>37.000935</text:p>
          </table:table-cell>
          <table:table-cell office:value-type="float" office:value="64899899" calcext:value-type="float">
            <text:p>64899899</text:p>
          </table:table-cell>
          <table:table-cell office:value-type="float" office:value="0" calcext:value-type="float">
            <text:p>0</text:p>
          </table:table-cell>
          <table:table-cell table:formula="of:=AVERAGE([.C45:.D45])" office:value-type="float" office:value="39.2350005" calcext:value-type="float">
            <text:p>39.23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39.279999" calcext:value-type="float">
            <text:p>39.279999</text:p>
          </table:table-cell>
          <table:table-cell office:value-type="float" office:value="39.59" calcext:value-type="float">
            <text:p>39.59</text:p>
          </table:table-cell>
          <table:table-cell office:value-type="float" office:value="39.080002" calcext:value-type="float">
            <text:p>39.080002</text:p>
          </table:table-cell>
          <table:table-cell office:value-type="float" office:value="39.27" calcext:value-type="float">
            <text:p>39.27</text:p>
          </table:table-cell>
          <table:table-cell office:value-type="float" office:value="37.019783" calcext:value-type="float">
            <text:p>37.019783</text:p>
          </table:table-cell>
          <table:table-cell office:value-type="float" office:value="46976920" calcext:value-type="float">
            <text:p>46976920</text:p>
          </table:table-cell>
          <table:table-cell office:value-type="float" office:value="0" calcext:value-type="float">
            <text:p>0</text:p>
          </table:table-cell>
          <table:table-cell table:formula="of:=AVERAGE([.C46:.D46])" office:value-type="float" office:value="39.335001" calcext:value-type="float">
            <text:p>39.33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2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40.18" calcext:value-type="float">
            <text:p>40.18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40.119999" calcext:value-type="float">
            <text:p>40.119999</text:p>
          </table:table-cell>
          <table:table-cell office:value-type="float" office:value="37.821068" calcext:value-type="float">
            <text:p>37.821068</text:p>
          </table:table-cell>
          <table:table-cell office:value-type="float" office:value="14294862" calcext:value-type="float">
            <text:p>14294862</text:p>
          </table:table-cell>
          <table:table-cell office:value-type="float" office:value="-1" calcext:value-type="float">
            <text:p>-1</text:p>
          </table:table-cell>
          <table:table-cell table:formula="of:=AVERAGE([.C47:.D47])" office:value-type="float" office:value="39.9099995" calcext:value-type="float">
            <text:p>39.90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3</text:p>
          </table:table-cell>
          <table:table-cell office:value-type="float" office:value="40.189999" calcext:value-type="float">
            <text:p>40.189999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39.330002" calcext:value-type="float">
            <text:p>39.330002</text:p>
          </table:table-cell>
          <table:table-cell office:value-type="float" office:value="39.650002" calcext:value-type="float">
            <text:p>39.650002</text:p>
          </table:table-cell>
          <table:table-cell office:value-type="float" office:value="37.378021" calcext:value-type="float">
            <text:p>37.378021</text:p>
          </table:table-cell>
          <table:table-cell office:value-type="float" office:value="79674421" calcext:value-type="float">
            <text:p>79674421</text:p>
          </table:table-cell>
          <table:table-cell office:value-type="float" office:value="1" calcext:value-type="float">
            <text:p>1</text:p>
          </table:table-cell>
          <table:table-cell table:formula="of:=AVERAGE([.C48:.D48])" office:value-type="float" office:value="39.785002" calcext:value-type="float">
            <text:p>39.785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4</text:p>
          </table:table-cell>
          <table:table-cell office:value-type="float" office:value="39.580002" calcext:value-type="float">
            <text:p>39.580002</text:p>
          </table:table-cell>
          <table:table-cell office:value-type="float" office:value="39.98" calcext:value-type="float">
            <text:p>39.98</text:p>
          </table:table-cell>
          <table:table-cell office:value-type="float" office:value="39.360001" calcext:value-type="float">
            <text:p>39.360001</text:p>
          </table:table-cell>
          <table:table-cell office:value-type="float" office:value="39.68" calcext:value-type="float">
            <text:p>39.68</text:p>
          </table:table-cell>
          <table:table-cell office:value-type="float" office:value="37.406288" calcext:value-type="float">
            <text:p>37.406288</text:p>
          </table:table-cell>
          <table:table-cell office:value-type="float" office:value="64787471" calcext:value-type="float">
            <text:p>64787471</text:p>
          </table:table-cell>
          <table:table-cell office:value-type="float" office:value="0" calcext:value-type="float">
            <text:p>0</text:p>
          </table:table-cell>
          <table:table-cell table:formula="of:=AVERAGE([.C49:.D49])" office:value-type="float" office:value="39.6700005" calcext:value-type="float">
            <text:p>39.67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5</text:p>
          </table:table-cell>
          <table:table-cell office:value-type="float" office:value="39.669998" calcext:value-type="float">
            <text:p>39.669998</text:p>
          </table:table-cell>
          <table:table-cell office:value-type="float" office:value="39.869999" calcext:value-type="float">
            <text:p>39.869999</text:p>
          </table:table-cell>
          <table:table-cell office:value-type="float" office:value="39.490002" calcext:value-type="float">
            <text:p>39.490002</text:p>
          </table:table-cell>
          <table:table-cell office:value-type="float" office:value="39.740002" calcext:value-type="float">
            <text:p>39.740002</text:p>
          </table:table-cell>
          <table:table-cell office:value-type="float" office:value="37.462849" calcext:value-type="float">
            <text:p>37.462849</text:p>
          </table:table-cell>
          <table:table-cell office:value-type="float" office:value="48412964" calcext:value-type="float">
            <text:p>48412964</text:p>
          </table:table-cell>
          <table:table-cell office:value-type="float" office:value="0" calcext:value-type="float">
            <text:p>0</text:p>
          </table:table-cell>
          <table:table-cell table:formula="of:=AVERAGE([.C50:.D50])" office:value-type="float" office:value="39.6800005" calcext:value-type="float">
            <text:p>39.68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6</text:p>
          </table:table-cell>
          <table:table-cell office:value-type="float" office:value="39.77" calcext:value-type="float">
            <text:p>39.77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39.790001" calcext:value-type="float">
            <text:p>39.790001</text:p>
          </table:table-cell>
          <table:table-cell office:value-type="float" office:value="37.509983" calcext:value-type="float">
            <text:p>37.509983</text:p>
          </table:table-cell>
          <table:table-cell office:value-type="float" office:value="64739108" calcext:value-type="float">
            <text:p>64739108</text:p>
          </table:table-cell>
          <table:table-cell office:value-type="float" office:value="0" calcext:value-type="float">
            <text:p>0</text:p>
          </table:table-cell>
          <table:table-cell table:formula="of:=AVERAGE([.C51:.D51])" office:value-type="float" office:value="39.9000015" calcext:value-type="float">
            <text:p>39.900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09</text:p>
          </table:table-cell>
          <table:table-cell office:value-type="float" office:value="39.5" calcext:value-type="float">
            <text:p>39.5</text:p>
          </table:table-cell>
          <table:table-cell office:value-type="float" office:value="41.040001" calcext:value-type="float">
            <text:p>41.040001</text:p>
          </table:table-cell>
          <table:table-cell office:value-type="float" office:value="39.5" calcext:value-type="float">
            <text:p>39.5</text:p>
          </table:table-cell>
          <table:table-cell office:value-type="float" office:value="41" calcext:value-type="float">
            <text:p>41</text:p>
          </table:table-cell>
          <table:table-cell office:value-type="float" office:value="38.650669" calcext:value-type="float">
            <text:p>38.650669</text:p>
          </table:table-cell>
          <table:table-cell office:value-type="float" office:value="76194428" calcext:value-type="float">
            <text:p>76194428</text:p>
          </table:table-cell>
          <table:table-cell office:value-type="float" office:value="0" calcext:value-type="float">
            <text:p>0</text:p>
          </table:table-cell>
          <table:table-cell table:formula="of:=AVERAGE([.C52:.D52])" office:value-type="float" office:value="40.2700005" calcext:value-type="float">
            <text:p>40.27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0</text:p>
          </table:table-cell>
          <table:table-cell office:value-type="float" office:value="41" calcext:value-type="float">
            <text:p>41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1" calcext:value-type="float">
            <text:p>41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39.43309" calcext:value-type="float">
            <text:p>39.43309</text:p>
          </table:table-cell>
          <table:table-cell office:value-type="float" office:value="125848164" calcext:value-type="float">
            <text:p>125848164</text:p>
          </table:table-cell>
          <table:table-cell office:value-type="float" office:value="0" calcext:value-type="float">
            <text:p>0</text:p>
          </table:table-cell>
          <table:table-cell table:formula="of:=AVERAGE([.C53:.D53])" office:value-type="float" office:value="41.424999" calcext:value-type="float">
            <text:p>41.42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1</text:p>
          </table:table-cell>
          <table:table-cell office:value-type="float" office:value="41.75" calcext:value-type="float">
            <text:p>41.75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41.419998" calcext:value-type="float">
            <text:p>41.419998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39.216267" calcext:value-type="float">
            <text:p>39.216267</text:p>
          </table:table-cell>
          <table:table-cell office:value-type="float" office:value="63752547" calcext:value-type="float">
            <text:p>63752547</text:p>
          </table:table-cell>
          <table:table-cell office:value-type="float" office:value="0" calcext:value-type="float">
            <text:p>0</text:p>
          </table:table-cell>
          <table:table-cell table:formula="of:=AVERAGE([.C54:.D54])" office:value-type="float" office:value="41.785" calcext:value-type="float">
            <text:p>41.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2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40.669998" calcext:value-type="float">
            <text:p>40.669998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8.462116" calcext:value-type="float">
            <text:p>38.462116</text:p>
          </table:table-cell>
          <table:table-cell office:value-type="float" office:value="82916016" calcext:value-type="float">
            <text:p>82916016</text:p>
          </table:table-cell>
          <table:table-cell office:value-type="float" office:value="0" calcext:value-type="float">
            <text:p>0</text:p>
          </table:table-cell>
          <table:table-cell table:formula="of:=AVERAGE([.C55:.D55])" office:value-type="float" office:value="41.1149995" calcext:value-type="float">
            <text:p>41.11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3</text:p>
          </table:table-cell>
          <table:table-cell office:value-type="float" office:value="40.970001" calcext:value-type="float">
            <text:p>40.970001</text:p>
          </table:table-cell>
          <table:table-cell office:value-type="float" office:value="41.189999" calcext:value-type="float">
            <text:p>41.189999</text:p>
          </table:table-cell>
          <table:table-cell office:value-type="float" office:value="40.75" calcext:value-type="float">
            <text:p>40.75</text:p>
          </table:table-cell>
          <table:table-cell office:value-type="float" office:value="41.029999" calcext:value-type="float">
            <text:p>41.029999</text:p>
          </table:table-cell>
          <table:table-cell office:value-type="float" office:value="38.678925" calcext:value-type="float">
            <text:p>38.678925</text:p>
          </table:table-cell>
          <table:table-cell office:value-type="float" office:value="39264462" calcext:value-type="float">
            <text:p>39264462</text:p>
          </table:table-cell>
          <table:table-cell office:value-type="float" office:value="0" calcext:value-type="float">
            <text:p>0</text:p>
          </table:table-cell>
          <table:table-cell table:formula="of:=AVERAGE([.C56:.D56])" office:value-type="float" office:value="40.9699995" calcext:value-type="float">
            <text:p>40.96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7</text:p>
          </table:table-cell>
          <table:table-cell office:value-type="float" office:value="41.189999" calcext:value-type="float">
            <text:p>41.189999</text:p>
          </table:table-cell>
          <table:table-cell office:value-type="float" office:value="41.369999" calcext:value-type="float">
            <text:p>41.369999</text:p>
          </table:table-cell>
          <table:table-cell office:value-type="float" office:value="40.759998" calcext:value-type="float">
            <text:p>40.759998</text:p>
          </table:table-cell>
          <table:table-cell office:value-type="float" office:value="41.18" calcext:value-type="float">
            <text:p>41.18</text:p>
          </table:table-cell>
          <table:table-cell office:value-type="float" office:value="38.820339" calcext:value-type="float">
            <text:p>38.820339</text:p>
          </table:table-cell>
          <table:table-cell office:value-type="float" office:value="52806489" calcext:value-type="float">
            <text:p>52806489</text:p>
          </table:table-cell>
          <table:table-cell office:value-type="float" office:value="-1" calcext:value-type="float">
            <text:p>-1</text:p>
          </table:table-cell>
          <table:table-cell table:formula="of:=AVERAGE([.C57:.D57])" office:value-type="float" office:value="41.0649985" calcext:value-type="float">
            <text:p>41.064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8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42.029999" calcext:value-type="float">
            <text:p>42.029999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41.93" calcext:value-type="float">
            <text:p>41.93</text:p>
          </table:table-cell>
          <table:table-cell office:value-type="float" office:value="39.527351" calcext:value-type="float">
            <text:p>39.527351</text:p>
          </table:table-cell>
          <table:table-cell office:value-type="float" office:value="102370928" calcext:value-type="float">
            <text:p>102370928</text:p>
          </table:table-cell>
          <table:table-cell office:value-type="float" office:value="0" calcext:value-type="float">
            <text:p>0</text:p>
          </table:table-cell>
          <table:table-cell table:formula="of:=AVERAGE([.C58:.D58])" office:value-type="float" office:value="41.4399985" calcext:value-type="float">
            <text:p>41.439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19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41.66" calcext:value-type="float">
            <text:p>41.66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39.310539" calcext:value-type="float">
            <text:p>39.310539</text:p>
          </table:table-cell>
          <table:table-cell office:value-type="float" office:value="101977580" calcext:value-type="float">
            <text:p>101977580</text:p>
          </table:table-cell>
          <table:table-cell office:value-type="float" office:value="0" calcext:value-type="float">
            <text:p>0</text:p>
          </table:table-cell>
          <table:table-cell table:formula="of:=AVERAGE([.C59:.D59])" office:value-type="float" office:value="41.9300005" calcext:value-type="float">
            <text:p>41.93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0</text:p>
          </table:table-cell>
          <table:table-cell table:number-columns-repeated="2" office:value-type="float" office:value="41.75" calcext:value-type="float">
            <text:p>41.75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41.189999" calcext:value-type="float">
            <text:p>41.189999</text:p>
          </table:table-cell>
          <table:table-cell office:value-type="float" office:value="38.829754" calcext:value-type="float">
            <text:p>38.829754</text:p>
          </table:table-cell>
          <table:table-cell office:value-type="float" office:value="45921687" calcext:value-type="float">
            <text:p>45921687</text:p>
          </table:table-cell>
          <table:table-cell office:value-type="float" office:value="0" calcext:value-type="float">
            <text:p>0</text:p>
          </table:table-cell>
          <table:table-cell table:formula="of:=AVERAGE([.C60:.D60])" office:value-type="float" office:value="41.4449995" calcext:value-type="float">
            <text:p>41.44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3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41.25" calcext:value-type="float">
            <text:p>41.25</text:p>
          </table:table-cell>
          <table:table-cell office:value-type="float" office:value="38.88633" calcext:value-type="float">
            <text:p>38.88633</text:p>
          </table:table-cell>
          <table:table-cell office:value-type="float" office:value="68251074" calcext:value-type="float">
            <text:p>68251074</text:p>
          </table:table-cell>
          <table:table-cell office:value-type="float" office:value="0" calcext:value-type="float">
            <text:p>0</text:p>
          </table:table-cell>
          <table:table-cell table:formula="of:=AVERAGE([.C61:.D61])" office:value-type="float" office:value="41.125" calcext:value-type="float">
            <text:p>41.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4</text:p>
          </table:table-cell>
          <table:table-cell office:value-type="float" office:value="41.27" calcext:value-type="float">
            <text:p>41.27</text:p>
          </table:table-cell>
          <table:table-cell office:value-type="float" office:value="41.459999" calcext:value-type="float">
            <text:p>41.459999</text:p>
          </table:table-cell>
          <table:table-cell office:value-type="float" office:value="41.080002" calcext:value-type="float">
            <text:p>41.080002</text:p>
          </table:table-cell>
          <table:table-cell office:value-type="float" office:value="41.150002" calcext:value-type="float">
            <text:p>41.150002</text:p>
          </table:table-cell>
          <table:table-cell office:value-type="float" office:value="38.792068" calcext:value-type="float">
            <text:p>38.792068</text:p>
          </table:table-cell>
          <table:table-cell office:value-type="float" office:value="39858925" calcext:value-type="float">
            <text:p>39858925</text:p>
          </table:table-cell>
          <table:table-cell office:value-type="float" office:value="0" calcext:value-type="float">
            <text:p>0</text:p>
          </table:table-cell>
          <table:table-cell table:formula="of:=AVERAGE([.C62:.D62])" office:value-type="float" office:value="41.2700005" calcext:value-type="float">
            <text:p>41.27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5</text:p>
          </table:table-cell>
          <table:table-cell office:value-type="float" office:value="41.360001" calcext:value-type="float">
            <text:p>41.360001</text:p>
          </table:table-cell>
          <table:table-cell office:value-type="float" office:value="41.82" calcext:value-type="float">
            <text:p>41.82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41.720001" calcext:value-type="float">
            <text:p>41.720001</text:p>
          </table:table-cell>
          <table:table-cell office:value-type="float" office:value="39.329411" calcext:value-type="float">
            <text:p>39.329411</text:p>
          </table:table-cell>
          <table:table-cell office:value-type="float" office:value="70852174" calcext:value-type="float">
            <text:p>70852174</text:p>
          </table:table-cell>
          <table:table-cell office:value-type="float" office:value="0" calcext:value-type="float">
            <text:p>0</text:p>
          </table:table-cell>
          <table:table-cell table:formula="of:=AVERAGE([.C63:.D63])" office:value-type="float" office:value="41.414999" calcext:value-type="float">
            <text:p>41.41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6</text:p>
          </table:table-cell>
          <table:table-cell office:value-type="float" office:value="41.720001" calcext:value-type="float">
            <text:p>41.720001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1.330002" calcext:value-type="float">
            <text:p>41.330002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39.027744" calcext:value-type="float">
            <text:p>39.027744</text:p>
          </table:table-cell>
          <table:table-cell office:value-type="float" office:value="63319528" calcext:value-type="float">
            <text:p>63319528</text:p>
          </table:table-cell>
          <table:table-cell office:value-type="float" office:value="0" calcext:value-type="float">
            <text:p>0</text:p>
          </table:table-cell>
          <table:table-cell table:formula="of:=AVERAGE([.C64:.D64])" office:value-type="float" office:value="41.59" calcext:value-type="float">
            <text:p>4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27</text:p>
          </table:table-cell>
          <table:table-cell table:number-columns-repeated="2" office:value-type="float" office:value="41.380001" calcext:value-type="float">
            <text:p>41.380001</text:p>
          </table:table-cell>
          <table:table-cell office:value-type="float" office:value="40.82" calcext:value-type="float">
            <text:p>40.82</text:p>
          </table:table-cell>
          <table:table-cell office:value-type="float" office:value="40.84" calcext:value-type="float">
            <text:p>40.84</text:p>
          </table:table-cell>
          <table:table-cell office:value-type="float" office:value="38.499805" calcext:value-type="float">
            <text:p>38.499805</text:p>
          </table:table-cell>
          <table:table-cell office:value-type="float" office:value="52078223" calcext:value-type="float">
            <text:p>52078223</text:p>
          </table:table-cell>
          <table:table-cell office:value-type="float" office:value="0" calcext:value-type="float">
            <text:p>0</text:p>
          </table:table-cell>
          <table:table-cell table:formula="of:=AVERAGE([.C65:.D65])" office:value-type="float" office:value="41.1000005" calcext:value-type="float">
            <text:p>41.10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0.82" calcext:value-type="float">
            <text:p>40.82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40.150002" calcext:value-type="float">
            <text:p>40.150002</text:p>
          </table:table-cell>
          <table:table-cell office:value-type="float" office:value="37.849354" calcext:value-type="float">
            <text:p>37.849354</text:p>
          </table:table-cell>
          <table:table-cell office:value-type="float" office:value="70307311" calcext:value-type="float">
            <text:p>70307311</text:p>
          </table:table-cell>
          <table:table-cell office:value-type="float" office:value="0" calcext:value-type="float">
            <text:p>0</text:p>
          </table:table-cell>
          <table:table-cell table:formula="of:=AVERAGE([.C66:.D66])" office:value-type="float" office:value="40.450001" calcext:value-type="float">
            <text:p>40.45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41.439999" calcext:value-type="float">
            <text:p>41.439999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41.32" calcext:value-type="float">
            <text:p>41.32</text:p>
          </table:table-cell>
          <table:table-cell office:value-type="float" office:value="38.95232" calcext:value-type="float">
            <text:p>38.95232</text:p>
          </table:table-cell>
          <table:table-cell office:value-type="float" office:value="85861115" calcext:value-type="float">
            <text:p>85861115</text:p>
          </table:table-cell>
          <table:table-cell office:value-type="float" office:value="0" calcext:value-type="float">
            <text:p>0</text:p>
          </table:table-cell>
          <table:table-cell table:formula="of:=AVERAGE([.C67:.D67])" office:value-type="float" office:value="40.775" calcext:value-type="float">
            <text:p>40.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1.349998" calcext:value-type="float">
            <text:p>41.349998</text:p>
          </table:table-cell>
          <table:table-cell office:value-type="float" office:value="41" calcext:value-type="float">
            <text:p>41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38.933456" calcext:value-type="float">
            <text:p>38.933456</text:p>
          </table:table-cell>
          <table:table-cell office:value-type="float" office:value="49668210" calcext:value-type="float">
            <text:p>49668210</text:p>
          </table:table-cell>
          <table:table-cell office:value-type="float" office:value="0" calcext:value-type="float">
            <text:p>0</text:p>
          </table:table-cell>
          <table:table-cell table:formula="of:=AVERAGE([.C68:.D68])" office:value-type="float" office:value="41.174999" calcext:value-type="float">
            <text:p>41.17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1.439999" calcext:value-type="float">
            <text:p>41.439999</text:p>
          </table:table-cell>
          <table:table-cell office:value-type="float" office:value="40.66" calcext:value-type="float">
            <text:p>40.66</text:p>
          </table:table-cell>
          <table:table-cell office:value-type="float" office:value="40.82" calcext:value-type="float">
            <text:p>40.82</text:p>
          </table:table-cell>
          <table:table-cell office:value-type="float" office:value="38.480972" calcext:value-type="float">
            <text:p>38.480972</text:p>
          </table:table-cell>
          <table:table-cell office:value-type="float" office:value="51049780" calcext:value-type="float">
            <text:p>51049780</text:p>
          </table:table-cell>
          <table:table-cell office:value-type="float" office:value="0" calcext:value-type="float">
            <text:p>0</text:p>
          </table:table-cell>
          <table:table-cell table:formula="of:=AVERAGE([.C69:.D69])" office:value-type="float" office:value="41.0499995" calcext:value-type="float">
            <text:p>41.04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1.169998" calcext:value-type="float">
            <text:p>41.169998</text:p>
          </table:table-cell>
          <table:table-cell office:value-type="float" office:value="40.75" calcext:value-type="float">
            <text:p>40.75</text:p>
          </table:table-cell>
          <table:table-cell office:value-type="float" office:value="40.919998" calcext:value-type="float">
            <text:p>40.919998</text:p>
          </table:table-cell>
          <table:table-cell office:value-type="float" office:value="38.575226" calcext:value-type="float">
            <text:p>38.575226</text:p>
          </table:table-cell>
          <table:table-cell office:value-type="float" office:value="58258840" calcext:value-type="float">
            <text:p>58258840</text:p>
          </table:table-cell>
          <table:table-cell office:value-type="float" office:value="0" calcext:value-type="float">
            <text:p>0</text:p>
          </table:table-cell>
          <table:table-cell table:formula="of:=AVERAGE([.C70:.D70])" office:value-type="float" office:value="40.959999" calcext:value-type="float">
            <text:p>40.95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7</text:p>
          </table:table-cell>
          <table:table-cell table:number-columns-repeated="2" office:value-type="float" office:value="40.900002" calcext:value-type="float">
            <text:p>40.900002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40.450001" calcext:value-type="float">
            <text:p>40.450001</text:p>
          </table:table-cell>
          <table:table-cell office:value-type="float" office:value="38.132175" calcext:value-type="float">
            <text:p>38.132175</text:p>
          </table:table-cell>
          <table:table-cell office:value-type="float" office:value="62090944" calcext:value-type="float">
            <text:p>62090944</text:p>
          </table:table-cell>
          <table:table-cell office:value-type="float" office:value="0" calcext:value-type="float">
            <text:p>0</text:p>
          </table:table-cell>
          <table:table-cell table:formula="of:=AVERAGE([.C71:.D71])" office:value-type="float" office:value="40.5950015" calcext:value-type="float">
            <text:p>40.59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40.450001" calcext:value-type="float">
            <text:p>40.450001</text:p>
          </table:table-cell>
          <table:table-cell office:value-type="float" office:value="40.5" calcext:value-type="float">
            <text:p>40.5</text:p>
          </table:table-cell>
          <table:table-cell office:value-type="float" office:value="39.66" calcext:value-type="float">
            <text:p>39.66</text:p>
          </table:table-cell>
          <table:table-cell office:value-type="float" office:value="39.91" calcext:value-type="float">
            <text:p>39.91</text:p>
          </table:table-cell>
          <table:table-cell office:value-type="float" office:value="37.623123" calcext:value-type="float">
            <text:p>37.623123</text:p>
          </table:table-cell>
          <table:table-cell office:value-type="float" office:value="91582296" calcext:value-type="float">
            <text:p>91582296</text:p>
          </table:table-cell>
          <table:table-cell office:value-type="float" office:value="1" calcext:value-type="float">
            <text:p>1</text:p>
          </table:table-cell>
          <table:table-cell table:formula="of:=AVERAGE([.C72:.D72])" office:value-type="float" office:value="40.08" calcext:value-type="float">
            <text:p>4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09</text:p>
          </table:table-cell>
          <table:table-cell table:number-columns-repeated="2" office:value-type="float" office:value="39.990002" calcext:value-type="float">
            <text:p>39.990002</text:p>
          </table:table-cell>
          <table:table-cell office:value-type="float" office:value="39.619999" calcext:value-type="float">
            <text:p>39.619999</text:p>
          </table:table-cell>
          <table:table-cell office:value-type="float" office:value="39.869999" calcext:value-type="float">
            <text:p>39.869999</text:p>
          </table:table-cell>
          <table:table-cell office:value-type="float" office:value="37.585407" calcext:value-type="float">
            <text:p>37.585407</text:p>
          </table:table-cell>
          <table:table-cell office:value-type="float" office:value="51665300" calcext:value-type="float">
            <text:p>51665300</text:p>
          </table:table-cell>
          <table:table-cell office:value-type="float" office:value="0" calcext:value-type="float">
            <text:p>0</text:p>
          </table:table-cell>
          <table:table-cell table:formula="of:=AVERAGE([.C73:.D73])" office:value-type="float" office:value="39.8050005" calcext:value-type="float">
            <text:p>39.80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40.48" calcext:value-type="float">
            <text:p>40.48</text:p>
          </table:table-cell>
          <table:table-cell office:value-type="float" office:value="38.16045" calcext:value-type="float">
            <text:p>38.16045</text:p>
          </table:table-cell>
          <table:table-cell office:value-type="float" office:value="69154880" calcext:value-type="float">
            <text:p>69154880</text:p>
          </table:table-cell>
          <table:table-cell office:value-type="float" office:value="0" calcext:value-type="float">
            <text:p>0</text:p>
          </table:table-cell>
          <table:table-cell table:formula="of:=AVERAGE([.C74:.D74])" office:value-type="float" office:value="40.3999995" calcext:value-type="float">
            <text:p>40.39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40.5" calcext:value-type="float">
            <text:p>40.5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40.98" calcext:value-type="float">
            <text:p>40.98</text:p>
          </table:table-cell>
          <table:table-cell office:value-type="float" office:value="38.631802" calcext:value-type="float">
            <text:p>38.631802</text:p>
          </table:table-cell>
          <table:table-cell office:value-type="float" office:value="68399376" calcext:value-type="float">
            <text:p>68399376</text:p>
          </table:table-cell>
          <table:table-cell office:value-type="float" office:value="0" calcext:value-type="float">
            <text:p>0</text:p>
          </table:table-cell>
          <table:table-cell table:formula="of:=AVERAGE([.C75:.D75])" office:value-type="float" office:value="40.6999985" calcext:value-type="float">
            <text:p>40.699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40.779999" calcext:value-type="float">
            <text:p>40.779999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40.66" calcext:value-type="float">
            <text:p>40.66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38.518669" calcext:value-type="float">
            <text:p>38.518669</text:p>
          </table:table-cell>
          <table:table-cell office:value-type="float" office:value="29456060" calcext:value-type="float">
            <text:p>29456060</text:p>
          </table:table-cell>
          <table:table-cell office:value-type="float" office:value="0" calcext:value-type="float">
            <text:p>0</text:p>
          </table:table-cell>
          <table:table-cell table:formula="of:=AVERAGE([.C76:.D76])" office:value-type="float" office:value="40.8549995" calcext:value-type="float">
            <text:p>40.85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40.619999" calcext:value-type="float">
            <text:p>40.619999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37.896507" calcext:value-type="float">
            <text:p>37.896507</text:p>
          </table:table-cell>
          <table:table-cell office:value-type="float" office:value="102910800" calcext:value-type="float">
            <text:p>102910800</text:p>
          </table:table-cell>
          <table:table-cell office:value-type="float" office:value="0" calcext:value-type="float">
            <text:p>0</text:p>
          </table:table-cell>
          <table:table-cell table:formula="of:=AVERAGE([.C77:.D77])" office:value-type="float" office:value="40.4750005" calcext:value-type="float">
            <text:p>40.47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6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40.529999" calcext:value-type="float">
            <text:p>40.529999</text:p>
          </table:table-cell>
          <table:table-cell office:value-type="float" office:value="40.009998" calcext:value-type="float">
            <text:p>40.009998</text:p>
          </table:table-cell>
          <table:table-cell office:value-type="float" office:value="40.34" calcext:value-type="float">
            <text:p>40.34</text:p>
          </table:table-cell>
          <table:table-cell office:value-type="float" office:value="38.028481" calcext:value-type="float">
            <text:p>38.028481</text:p>
          </table:table-cell>
          <table:table-cell office:value-type="float" office:value="76333272" calcext:value-type="float">
            <text:p>76333272</text:p>
          </table:table-cell>
          <table:table-cell office:value-type="float" office:value="0" calcext:value-type="float">
            <text:p>0</text:p>
          </table:table-cell>
          <table:table-cell table:formula="of:=AVERAGE([.C78:.D78])" office:value-type="float" office:value="40.2699985" calcext:value-type="float">
            <text:p>40.2699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7</text:p>
          </table:table-cell>
          <table:table-cell table:number-columns-repeated="2" office:value-type="float" office:value="40.43" calcext:value-type="float">
            <text:p>40.43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40.18" calcext:value-type="float">
            <text:p>40.18</text:p>
          </table:table-cell>
          <table:table-cell office:value-type="float" office:value="37.877644" calcext:value-type="float">
            <text:p>37.877644</text:p>
          </table:table-cell>
          <table:table-cell office:value-type="float" office:value="27845438" calcext:value-type="float">
            <text:p>27845438</text:p>
          </table:table-cell>
          <table:table-cell office:value-type="float" office:value="0" calcext:value-type="float">
            <text:p>0</text:p>
          </table:table-cell>
          <table:table-cell table:formula="of:=AVERAGE([.C79:.D79])" office:value-type="float" office:value="40.264999" calcext:value-type="float">
            <text:p>40.26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38.066193" calcext:value-type="float">
            <text:p>38.066193</text:p>
          </table:table-cell>
          <table:table-cell office:value-type="float" office:value="37230820" calcext:value-type="float">
            <text:p>37230820</text:p>
          </table:table-cell>
          <table:table-cell office:value-type="float" office:value="0" calcext:value-type="float">
            <text:p>0</text:p>
          </table:table-cell>
          <table:table-cell table:formula="of:=AVERAGE([.C80:.D80])" office:value-type="float" office:value="40.424999" calcext:value-type="float">
            <text:p>40.42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40.369999" calcext:value-type="float">
            <text:p>40.369999</text:p>
          </table:table-cell>
          <table:table-cell office:value-type="float" office:value="40.59" calcext:value-type="float">
            <text:p>40.59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40.330002" calcext:value-type="float">
            <text:p>40.330002</text:p>
          </table:table-cell>
          <table:table-cell office:value-type="float" office:value="38.019051" calcext:value-type="float">
            <text:p>38.019051</text:p>
          </table:table-cell>
          <table:table-cell office:value-type="float" office:value="60770076" calcext:value-type="float">
            <text:p>60770076</text:p>
          </table:table-cell>
          <table:table-cell office:value-type="float" office:value="0" calcext:value-type="float">
            <text:p>0</text:p>
          </table:table-cell>
          <table:table-cell table:formula="of:=AVERAGE([.C81:.D81])" office:value-type="float" office:value="40.3500005" calcext:value-type="float">
            <text:p>40.35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8.462116" calcext:value-type="float">
            <text:p>38.462116</text:p>
          </table:table-cell>
          <table:table-cell office:value-type="float" office:value="58189244" calcext:value-type="float">
            <text:p>58189244</text:p>
          </table:table-cell>
          <table:table-cell office:value-type="float" office:value="0" calcext:value-type="float">
            <text:p>0</text:p>
          </table:table-cell>
          <table:table-cell table:formula="of:=AVERAGE([.C82:.D82])" office:value-type="float" office:value="40.6050015" calcext:value-type="float">
            <text:p>40.605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40.630001" calcext:value-type="float">
            <text:p>40.630001</text:p>
          </table:table-cell>
          <table:table-cell office:value-type="float" office:value="40.349998" calcext:value-type="float">
            <text:p>40.349998</text:p>
          </table:table-cell>
          <table:table-cell office:value-type="float" office:value="40.52" calcext:value-type="float">
            <text:p>40.52</text:p>
          </table:table-cell>
          <table:table-cell office:value-type="float" office:value="38.198158" calcext:value-type="float">
            <text:p>38.198158</text:p>
          </table:table-cell>
          <table:table-cell office:value-type="float" office:value="43314236" calcext:value-type="float">
            <text:p>43314236</text:p>
          </table:table-cell>
          <table:table-cell office:value-type="float" office:value="0" calcext:value-type="float">
            <text:p>0</text:p>
          </table:table-cell>
          <table:table-cell table:formula="of:=AVERAGE([.C83:.D83])" office:value-type="float" office:value="40.4899995" calcext:value-type="float">
            <text:p>40.48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40.68" calcext:value-type="float">
            <text:p>40.68</text:p>
          </table:table-cell>
          <table:table-cell office:value-type="float" office:value="40.16" calcext:value-type="float">
            <text:p>40.16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37.915348" calcext:value-type="float">
            <text:p>37.915348</text:p>
          </table:table-cell>
          <table:table-cell office:value-type="float" office:value="45767328" calcext:value-type="float">
            <text:p>45767328</text:p>
          </table:table-cell>
          <table:table-cell office:value-type="float" office:value="0" calcext:value-type="float">
            <text:p>0</text:p>
          </table:table-cell>
          <table:table-cell table:formula="of:=AVERAGE([.C84:.D84])" office:value-type="float" office:value="40.42" calcext:value-type="float">
            <text:p>40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40.419998" calcext:value-type="float">
            <text:p>40.419998</text:p>
          </table:table-cell>
          <table:table-cell office:value-type="float" office:value="40.73" calcext:value-type="float">
            <text:p>40.73</text:p>
          </table:table-cell>
          <table:table-cell office:value-type="float" office:value="39.849998" calcext:value-type="float">
            <text:p>39.849998</text:p>
          </table:table-cell>
          <table:table-cell office:value-type="float" office:value="40.66" calcext:value-type="float">
            <text:p>40.66</text:p>
          </table:table-cell>
          <table:table-cell office:value-type="float" office:value="38.330128" calcext:value-type="float">
            <text:p>38.330128</text:p>
          </table:table-cell>
          <table:table-cell office:value-type="float" office:value="57032912" calcext:value-type="float">
            <text:p>57032912</text:p>
          </table:table-cell>
          <table:table-cell office:value-type="float" office:value="0" calcext:value-type="float">
            <text:p>0</text:p>
          </table:table-cell>
          <table:table-cell table:formula="of:=AVERAGE([.C85:.D85])" office:value-type="float" office:value="40.289999" calcext:value-type="float">
            <text:p>40.28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1.18" calcext:value-type="float">
            <text:p>41.18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38.782619" calcext:value-type="float">
            <text:p>38.782619</text:p>
          </table:table-cell>
          <table:table-cell office:value-type="float" office:value="36857592" calcext:value-type="float">
            <text:p>36857592</text:p>
          </table:table-cell>
          <table:table-cell office:value-type="float" office:value="0" calcext:value-type="float">
            <text:p>0</text:p>
          </table:table-cell>
          <table:table-cell table:formula="of:=AVERAGE([.C86:.D86])" office:value-type="float" office:value="40.915001" calcext:value-type="float">
            <text:p>40.915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40.93" calcext:value-type="float">
            <text:p>40.93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40.869999" calcext:value-type="float">
            <text:p>40.869999</text:p>
          </table:table-cell>
          <table:table-cell office:value-type="float" office:value="41.240002" calcext:value-type="float">
            <text:p>41.240002</text:p>
          </table:table-cell>
          <table:table-cell office:value-type="float" office:value="38.876911" calcext:value-type="float">
            <text:p>38.876911</text:p>
          </table:table-cell>
          <table:table-cell office:value-type="float" office:value="41351872" calcext:value-type="float">
            <text:p>41351872</text:p>
          </table:table-cell>
          <table:table-cell office:value-type="float" office:value="0" calcext:value-type="float">
            <text:p>0</text:p>
          </table:table-cell>
          <table:table-cell table:formula="of:=AVERAGE([.C87:.D87])" office:value-type="float" office:value="41.1350005" calcext:value-type="float">
            <text:p>41.135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1.34" calcext:value-type="float">
            <text:p>41.34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38.641228" calcext:value-type="float">
            <text:p>38.641228</text:p>
          </table:table-cell>
          <table:table-cell office:value-type="float" office:value="40702552" calcext:value-type="float">
            <text:p>40702552</text:p>
          </table:table-cell>
          <table:table-cell office:value-type="float" office:value="0" calcext:value-type="float">
            <text:p>0</text:p>
          </table:table-cell>
          <table:table-cell table:formula="of:=AVERAGE([.C88:.D88])" office:value-type="float" office:value="41.094999" calcext:value-type="float">
            <text:p>41.09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41.060001" calcext:value-type="float">
            <text:p>41.060001</text:p>
          </table:table-cell>
          <table:table-cell office:value-type="float" office:value="40.580002" calcext:value-type="float">
            <text:p>40.580002</text:p>
          </table:table-cell>
          <table:table-cell office:value-type="float" office:value="41" calcext:value-type="float">
            <text:p>41</text:p>
          </table:table-cell>
          <table:table-cell office:value-type="float" office:value="38.650669" calcext:value-type="float">
            <text:p>38.650669</text:p>
          </table:table-cell>
          <table:table-cell office:value-type="float" office:value="37441312" calcext:value-type="float">
            <text:p>37441312</text:p>
          </table:table-cell>
          <table:table-cell office:value-type="float" office:value="0" calcext:value-type="float">
            <text:p>0</text:p>
          </table:table-cell>
          <table:table-cell table:formula="of:=AVERAGE([.C89:.D89])" office:value-type="float" office:value="40.8200015" calcext:value-type="float">
            <text:p>40.8200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41" calcext:value-type="float">
            <text:p>41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40.82" calcext:value-type="float">
            <text:p>40.82</text:p>
          </table:table-cell>
          <table:table-cell office:value-type="float" office:value="41.07" calcext:value-type="float">
            <text:p>41.07</text:p>
          </table:table-cell>
          <table:table-cell office:value-type="float" office:value="38.71664" calcext:value-type="float">
            <text:p>38.71664</text:p>
          </table:table-cell>
          <table:table-cell office:value-type="float" office:value="26314856" calcext:value-type="float">
            <text:p>26314856</text:p>
          </table:table-cell>
          <table:table-cell office:value-type="float" office:value="0" calcext:value-type="float">
            <text:p>0</text:p>
          </table:table-cell>
          <table:table-cell table:formula="of:=AVERAGE([.C90:.D90])" office:value-type="float" office:value="40.9799995" calcext:value-type="float">
            <text:p>40.979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41.189999" calcext:value-type="float">
            <text:p>41.189999</text:p>
          </table:table-cell>
          <table:table-cell office:value-type="float" office:value="41.349998" calcext:value-type="float">
            <text:p>41.349998</text:p>
          </table:table-cell>
          <table:table-cell office:value-type="float" office:value="40.91" calcext:value-type="float">
            <text:p>40.91</text:p>
          </table:table-cell>
          <table:table-cell office:value-type="float" office:value="41" calcext:value-type="float">
            <text:p>41</text:p>
          </table:table-cell>
          <table:table-cell office:value-type="float" office:value="38.650669" calcext:value-type="float">
            <text:p>38.650669</text:p>
          </table:table-cell>
          <table:table-cell office:value-type="float" office:value="25771560" calcext:value-type="float">
            <text:p>25771560</text:p>
          </table:table-cell>
          <table:table-cell office:value-type="float" office:value="-1" calcext:value-type="float">
            <text:p>-1</text:p>
          </table:table-cell>
          <table:table-cell table:formula="of:=AVERAGE([.C91:.D91])" office:value-type="float" office:value="41.129999" calcext:value-type="float">
            <text:p>41.12999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">
      <number:number number:decimal-places="3" loext:min-decimal-places="3" number:min-integer-digits="1"/>
      <number:text>%</number:text>
    </number:percentage-style>
    <number:percentage-style style:name="N128">
      <number:number number:decimal-places="4" loext:min-decimal-places="4" number:min-integer-digits="1"/>
      <number:text>%</number:text>
    </number:percentage-style>
    <number:percentage-style style:name="N129">
      <number:number number:decimal-places="5" loext:min-decimal-places="5" number:min-integer-digits="1"/>
      <number:text>%</number:text>
    </number:percentage-style>
    <number:percentage-style style:name="N130">
      <number:number number:decimal-places="6" loext:min-decimal-places="6" number:min-integer-digits="1"/>
      <number:text>%</number:text>
    </number:percentage-style>
    <number:percentage-style style:name="N131">
      <number:number number:decimal-places="7" loext:min-decimal-places="7" number:min-integer-digits="1"/>
      <number:text>%</number:text>
    </number:percentage-style>
    <number:percentage-style style:name="N132">
      <number:number number:decimal-places="8" loext:min-decimal-places="8" number:min-integer-digits="1"/>
      <number:text>%</number:text>
    </number:percentage-style>
    <number:currency-style style:name="N13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0P0"/>
    </number:currency-style>
    <number:percentage-style style:name="N141">
      <number:number number:decimal-places="9" loext:min-decimal-places="9" number:min-integer-digits="1"/>
      <number:text>%</number:text>
    </number:percentage-style>
    <number:percentage-style style:name="N142">
      <number:number number:decimal-places="10" loext:min-decimal-places="10" number:min-integer-digits="1"/>
      <number:text>%</number:text>
    </number:percentage-style>
    <number:percentage-style style:name="N143">
      <number:number number:decimal-places="11" loext:min-decimal-places="11" number:min-integer-digits="1"/>
      <number:text>%</number:text>
    </number:percentage-style>
    <number:percentage-style style:name="N144">
      <number:number number:decimal-places="12" loext:min-decimal-places="12" number:min-integer-digits="1"/>
      <number:text>%</number:text>
    </number:percentage-style>
    <number:percentage-style style:name="N145">
      <number:number number:decimal-places="13" loext:min-decimal-places="13" number:min-integer-digits="1"/>
      <number:text>%</number:text>
    </number:percentage-style>
    <number:percentage-style style:name="N146">
      <number:number number:decimal-places="14" loext:min-decimal-places="14" number:min-integer-digits="1"/>
      <number:text>%</number:text>
    </number:percentage-style>
    <number:percentage-style style:name="N147">
      <number:number number:decimal-places="15" loext:min-decimal-places="15" number:min-integer-digits="1"/>
      <number:text>%</number:text>
    </number:percentage-style>
    <number:percentage-style style:name="N148">
      <number:number number:decimal-places="16" loext:min-decimal-places="16" number:min-integer-digits="1"/>
      <number:text>%</number:text>
    </number:percentage-style>
    <number:percentage-style style:name="N149">
      <number:number number:decimal-places="17" loext:min-decimal-places="17" number:min-integer-digits="1"/>
      <number:text>%</number:text>
    </number:percentage-style>
    <number:percentage-style style:name="N150">
      <number:number number:decimal-places="18" loext:min-decimal-places="18" number:min-integer-digits="1"/>
      <number:text>%</number:text>
    </number:percentage-style>
    <number:percentage-style style:name="N151">
      <number:number number:decimal-places="19" loext:min-decimal-places="19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7:18:31.395682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9-03-16T18:49:20.738475406</meta:creation-date>
    <dc:date>2019-04-01T17:39:02.133875209</dc:date>
    <dc:creator>david </dc:creator>
    <meta:editing-duration>PT1H26M27S</meta:editing-duration>
    <meta:editing-cycles>31</meta:editing-cycles>
    <meta:generator>LibreOffice/5.0.3.2$Linux_X86_64 LibreOffice_project/00m0$Build-2</meta:generator>
    <meta:document-statistic meta:table-count="2" meta:cell-count="945" meta:object-count="0"/>
  </office:meta>
</office:document-meta>
</file>